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0.99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none" fo:background-color="#ff00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5000" style:apply-style-name="Bad" style:base-cell-address="Лист1.C24"/>
    </style:style>
    <style:style style:name="ce2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5000" style:apply-style-name="Bad" style:base-cell-address="Лист1.C24"/>
    </style:style>
    <style:style style:name="ce2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5000" style:apply-style-name="Bad" style:base-cell-address="Лист1.C24"/>
    </style:style>
    <style:style style:name="ce2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5000" style:apply-style-name="Bad" style:base-cell-address="Лист1.C24"/>
    </style:style>
    <style:style style:name="ce25" style:family="table-cell" style:parent-style-name="Default">
      <style:table-cell-properties fo:border-bottom="none" fo:background-color="#00a933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5000" style:apply-style-name="Bad" style:base-cell-address="Лист1.C24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2"/>
        <table:table-column table:style-name="co4" table:number-columns-repeated="13" table:default-cell-style-name="ce24"/>
        <table:table-column table:style-name="co4" table:default-cell-style-name="Default"/>
        <table:table-column table:style-name="co4" table:number-columns-repeated="4" table:default-cell-style-name="ce24"/>
        <table:table-column table:style-name="co4" table:default-cell-style-name="Default"/>
        <table:table-column table:style-name="co5" table:number-columns-repeated="4" table:default-cell-style-name="Default"/>
        <table:table-column table:style-name="co5" table:number-columns-repeated="16358"/>
        <table:table-row table:style-name="ro1">
          <table:table-cell table:number-columns-repeated="2"/>
          <table:table-cell table:style-name="Default" table:number-columns-repeated="14"/>
          <table:table-cell/>
          <table:table-cell table:style-name="Default" table:number-columns-repeated="4"/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1" office:value-type="float" office:value="59" calcext:value-type="float">
            <text:p>5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81" calcext:value-type="float">
            <text:p>81</text:p>
          </table:table-cell>
          <table:table-cell table:style-name="ce9" office:value-type="float" office:value="59" calcext:value-type="float">
            <text:p>5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9" calcext:value-type="float">
            <text:p>29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2" office:value-type="float" office:value="73" calcext:value-type="float">
            <text:p>7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9" calcext:value-type="float">
            <text:p>79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92" calcext:value-type="float">
            <text:p>92</text:p>
          </table:table-cell>
          <table:table-cell table:style-name="ce19" office:value-type="float" office:value="10001" calcext:value-type="float">
            <text:p>1000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46" calcext:value-type="float">
            <text:p>46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19" office:value-type="float" office:value="10001" calcext:value-type="float">
            <text:p>10001</text:p>
          </table:table-cell>
          <table:table-cell table:style-name="ce19" office:value-type="float" office:value="10002" calcext:value-type="float">
            <text:p>10002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2" calcext:value-type="float">
            <text:p>22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2" office:value-type="float" office:value="78" calcext:value-type="float">
            <text:p>7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90" calcext:value-type="float">
            <text:p>90</text:p>
          </table:table-cell>
          <table:table-cell table:style-name="ce19" office:value-type="float" office:value="10003" calcext:value-type="float">
            <text:p>10003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28" calcext:value-type="float">
            <text:p>28</text:p>
          </table:table-cell>
          <table:table-cell table:style-name="ce19" office:value-type="float" office:value="10001" calcext:value-type="float">
            <text:p>1000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1" calcext:value-type="float">
            <text:p>31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2" office:value-type="float" office:value="73" calcext:value-type="float">
            <text:p>73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7" calcext:value-type="float">
            <text:p>7</text:p>
          </table:table-cell>
          <table:table-cell table:style-name="ce19" office:value-type="float" office:value="10004" calcext:value-type="float">
            <text:p>10004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72" calcext:value-type="float">
            <text:p>72</text:p>
          </table:table-cell>
          <table:table-cell table:style-name="ce19" office:value-type="float" office:value="10002" calcext:value-type="float">
            <text:p>1000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8" calcext:value-type="float">
            <text:p>88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19" office:value-type="float" office:value="10005" calcext:value-type="float">
            <text:p>10005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" calcext:value-type="float">
            <text:p>16</text:p>
          </table:table-cell>
          <table:table-cell table:style-name="ce19" office:value-type="float" office:value="10001" calcext:value-type="float">
            <text:p>10001</text:p>
          </table:table-cell>
          <table:table-cell table:style-name="ce19" office:value-type="float" office:value="10002" calcext:value-type="float">
            <text:p>10002</text:p>
          </table:table-cell>
          <table:table-cell table:style-name="ce19" office:value-type="float" office:value="10003" calcext:value-type="float">
            <text:p>1000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78" calcext:value-type="float">
            <text:p>78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2" office:value-type="float" office:value="82" calcext:value-type="float">
            <text:p>8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2" calcext:value-type="float">
            <text:p>32</text:p>
          </table:table-cell>
          <table:table-cell table:style-name="ce19" office:value-type="float" office:value="10004" calcext:value-type="float">
            <text:p>10004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98" calcext:value-type="float">
            <text:p>98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19" office:value-type="float" office:value="10005" calcext:value-type="float">
            <text:p>1000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3" calcext:value-type="float">
            <text:p>63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6" office:value-type="float" office:value="99" calcext:value-type="float">
            <text:p>99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6" calcext:value-type="float">
            <text:p>96</text:p>
          </table:table-cell>
          <table:table-cell table:style-name="ce19" office:value-type="float" office:value="10001" calcext:value-type="float">
            <text:p>1000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72" calcext:value-type="float">
            <text:p>72</text:p>
          </table:table-cell>
          <table:table-cell table:style-name="ce19" office:value-type="float" office:value="10001" calcext:value-type="float">
            <text:p>10001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7" calcext:value-type="float">
            <text:p>47</text:p>
          </table:table-cell>
          <table:table-cell table:style-name="Default" office:value-type="float" office:value="54" calcext:value-type="float">
            <text:p>5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6" calcext:value-type="float">
            <text:p>26</text:p>
          </table:table-cell>
          <table:table-cell table:style-name="ce19" office:value-type="float" office:value="10001" calcext:value-type="float">
            <text:p>1000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style-name="ce6" office:value-type="float" office:value="21" calcext:value-type="float">
            <text:p>21</text:p>
          </table:table-cell>
          <table:table-cell table:style-name="ce19" office:value-type="float" office:value="10002" calcext:value-type="float">
            <text:p>1000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2" calcext:value-type="float">
            <text:p>62</text:p>
          </table:table-cell>
          <table:table-cell table:style-name="Default" office:value-type="float" office:value="16" calcext:value-type="float">
            <text:p>16</text:p>
          </table:table-cell>
          <table:table-cell table:style-name="ce6" office:value-type="float" office:value="71" calcext:value-type="float">
            <text:p>71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40" calcext:value-type="float">
            <text:p>40</text:p>
          </table:table-cell>
          <table:table-cell table:style-name="ce19" office:value-type="float" office:value="10001" calcext:value-type="float">
            <text:p>10001</text:p>
          </table:table-cell>
          <table:table-cell table:style-name="ce19" office:value-type="float" office:value="10002" calcext:value-type="float">
            <text:p>10002</text:p>
          </table:table-cell>
          <table:table-cell table:style-name="ce19" office:value-type="float" office:value="10003" calcext:value-type="float">
            <text:p>10003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2" office:value-type="float" office:value="74" calcext:value-type="float">
            <text:p>7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5" calcext:value-type="float">
            <text:p>25</text:p>
          </table:table-cell>
          <table:table-cell table:style-name="Default" office:value-type="float" office:value="75" calcext:value-type="float">
            <text:p>75</text:p>
          </table:table-cell>
          <table:table-cell table:style-name="ce6" office:value-type="float" office:value="95" calcext:value-type="float">
            <text:p>95</text:p>
          </table:table-cell>
          <table:table-cell table:style-name="ce19" office:value-type="float" office:value="10001" calcext:value-type="float">
            <text:p>1000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98" calcext:value-type="float">
            <text:p>98</text:p>
          </table:table-cell>
          <table:table-cell table:style-name="ce19" office:value-type="float" office:value="10004" calcext:value-type="float">
            <text:p>10004</text:p>
          </table:table-cell>
          <table:table-cell table:style-name="ce6" office:value-type="float" office:value="88" calcext:value-type="float">
            <text:p>88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15" calcext:value-type="float">
            <text:p>15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19" office:value-type="float" office:value="10001" calcext:value-type="float">
            <text:p>10001</text:p>
          </table:table-cell>
          <table:table-cell table:style-name="ce19" office:value-type="float" office:value="10002" calcext:value-type="float">
            <text:p>10002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70" calcext:value-type="float">
            <text:p>70</text:p>
          </table:table-cell>
          <table:table-cell table:style-name="ce19" office:value-type="float" office:value="10005" calcext:value-type="float">
            <text:p>10005</text:p>
          </table:table-cell>
          <table:table-cell table:style-name="Default" office:value-type="float" office:value="66" calcext:value-type="float">
            <text:p>66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3" office:value-type="float" office:value="45" calcext:value-type="float">
            <text:p>45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8" calcext:value-type="float">
            <text:p>58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float" office:value="10003" calcext:value-type="float">
            <text:p>10003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44" calcext:value-type="float">
            <text:p>44</text:p>
          </table:table-cell>
          <table:table-cell table:style-name="ce19" office:value-type="float" office:value="10006" calcext:value-type="float">
            <text:p>10006</text:p>
          </table:table-cell>
          <table:table-cell table:style-name="Default" office:value-type="float" office:value="40" calcext:value-type="float">
            <text:p>40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3" office:value-type="float" office:value="46" calcext:value-type="float">
            <text:p>46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4" calcext:value-type="float">
            <text:p>24</text:p>
          </table:table-cell>
          <table:table-cell table:style-name="ce19" office:value-type="float" office:value="10004" calcext:value-type="float">
            <text:p>10004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9" calcext:value-type="float">
            <text:p>9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81" calcext:value-type="float">
            <text:p>81</text:p>
          </table:table-cell>
          <table:table-cell table:style-name="ce12" office:value-type="float" office:value="98" calcext:value-type="float">
            <text:p>98</text:p>
          </table:table-cell>
          <table:table-cell table:number-columns-repeated="5"/>
          <table:table-cell table:style-name="Default" table:number-columns-repeated="16358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5"/>
          <table:table-cell table:style-name="Default" table:number-columns-repeated="16358"/>
        </table:table-row>
        <table:table-row table:style-name="ro2" table:number-rows-repeated="2">
          <table:table-cell table:number-columns-repeated="2"/>
          <table:table-cell table:style-name="Default" table:number-columns-repeated="14"/>
          <table:table-cell/>
          <table:table-cell table:style-name="Default" table:number-columns-repeated="4"/>
          <table:table-cell table:number-columns-repeated="5"/>
          <table:table-cell table:style-name="Default" table:number-columns-repeated="16358"/>
        </table:table-row>
        <table:table-row table:style-name="ro3">
          <table:table-cell table:number-columns-repeated="2"/>
          <table:table-cell table:style-name="ce21" table:formula="of:=MIN(MAX([.B2];[.B1])+[.C23];MAX([.A2];[.B2])+[.B24])" office:value-type="float" office:value="59" calcext:value-type="float">
            <text:p>59</text:p>
          </table:table-cell>
          <table:table-cell table:style-name="ce23" table:formula="of:=MAX([.C2];[.B2])+[.C24]" office:value-type="float" office:value="124" calcext:value-type="float">
            <text:p>124</text:p>
          </table:table-cell>
          <table:table-cell table:style-name="ce23" table:formula="of:=MAX([.D2];[.C2])+[.D24]" office:value-type="float" office:value="219" calcext:value-type="float">
            <text:p>219</text:p>
          </table:table-cell>
          <table:table-cell table:style-name="ce23" table:formula="of:=MAX([.E2];[.D2])+[.E24]" office:value-type="float" office:value="314" calcext:value-type="float">
            <text:p>314</text:p>
          </table:table-cell>
          <table:table-cell table:style-name="ce23" table:formula="of:=MAX([.F2];[.E2])+[.F24]" office:value-type="float" office:value="396" calcext:value-type="float">
            <text:p>396</text:p>
          </table:table-cell>
          <table:table-cell table:style-name="ce23" table:formula="of:=MAX([.G2];[.F2])+[.G24]" office:value-type="float" office:value="434" calcext:value-type="float">
            <text:p>434</text:p>
          </table:table-cell>
          <table:table-cell table:style-name="ce23" table:formula="of:=MAX([.H2];[.G2])+[.H24]" office:value-type="float" office:value="527" calcext:value-type="float">
            <text:p>527</text:p>
          </table:table-cell>
          <table:table-cell table:style-name="ce23" table:formula="of:=MAX([.I2];[.H2])+[.I24]" office:value-type="float" office:value="620" calcext:value-type="float">
            <text:p>620</text:p>
          </table:table-cell>
          <table:table-cell table:style-name="ce23" table:formula="of:=MAX([.J2];[.I2])+[.J24]" office:value-type="float" office:value="710" calcext:value-type="float">
            <text:p>710</text:p>
          </table:table-cell>
          <table:table-cell table:style-name="ce23" table:formula="of:=MAX([.K2];[.J2])+[.K24]" office:value-type="float" office:value="800" calcext:value-type="float">
            <text:p>800</text:p>
          </table:table-cell>
          <table:table-cell table:style-name="ce23" table:formula="of:=MAX([.L2];[.K2])+[.L24]" office:value-type="float" office:value="878" calcext:value-type="float">
            <text:p>878</text:p>
          </table:table-cell>
          <table:table-cell table:style-name="ce23" table:formula="of:=MAX([.M2];[.L2])+[.M24]" office:value-type="float" office:value="935" calcext:value-type="float">
            <text:p>935</text:p>
          </table:table-cell>
          <table:table-cell table:style-name="ce23" table:formula="of:=MAX([.N2];[.M2])+[.N24]" office:value-type="float" office:value="950" calcext:value-type="float">
            <text:p>950</text:p>
          </table:table-cell>
          <table:table-cell table:style-name="ce23" table:formula="of:=MAX([.O2];[.N2])+[.O24]" office:value-type="float" office:value="992" calcext:value-type="float">
            <text:p>992</text:p>
          </table:table-cell>
          <table:table-cell table:style-name="ce23" table:formula="of:=MAX([.P2];[.O2])+[.P24]" office:value-type="float" office:value="1073" calcext:value-type="float">
            <text:p>1073</text:p>
          </table:table-cell>
          <table:table-cell table:style-name="ce23" table:formula="of:=MAX([.Q2];[.P2])+[.Q24]" office:value-type="float" office:value="1154" calcext:value-type="float">
            <text:p>1154</text:p>
          </table:table-cell>
          <table:table-cell table:style-name="ce23" table:formula="of:=MAX([.R2];[.Q2])+[.R24]" office:value-type="float" office:value="1213" calcext:value-type="float">
            <text:p>1213</text:p>
          </table:table-cell>
          <table:table-cell table:style-name="ce23" table:formula="of:=MAX([.S2];[.R2])+[.S24]" office:value-type="float" office:value="1236" calcext:value-type="float">
            <text:p>1236</text:p>
          </table:table-cell>
          <table:table-cell table:style-name="ce23" table:formula="of:=MAX([.T2];[.S2])+[.T24]" office:value-type="float" office:value="1265" calcext:value-type="float">
            <text:p>1265</text:p>
          </table:table-cell>
          <table:table-cell table:style-name="ce23" table:formula="of:=MAX([.U2];[.T2])+[.U24]" office:value-type="float" office:value="1294" calcext:value-type="float">
            <text:p>1294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3];[.B2])+[.C24]" office:value-type="float" office:value="132" calcext:value-type="float">
            <text:p>132</text:p>
          </table:table-cell>
          <table:table-cell table:formula="of:=MIN(MAX([.C3];[.C2])+[.D24];MAX([.B3];[.C3])+[.C25])" office:value-type="float" office:value="189" calcext:value-type="float">
            <text:p>189</text:p>
          </table:table-cell>
          <table:table-cell table:formula="of:=MIN(MAX([.D3];[.D2])+[.E24];MAX([.C3];[.D3])+[.D25])" office:value-type="float" office:value="241" calcext:value-type="float">
            <text:p>241</text:p>
          </table:table-cell>
          <table:table-cell table:formula="of:=MIN(MAX([.E3];[.E2])+[.F24];MAX([.D3];[.E3])+[.E25])" office:value-type="float" office:value="266" calcext:value-type="float">
            <text:p>266</text:p>
          </table:table-cell>
          <table:table-cell table:formula="of:=MIN(MAX([.F3];[.F2])+[.G24];MAX([.E3];[.F3])+[.F25])" office:value-type="float" office:value="277" calcext:value-type="float">
            <text:p>277</text:p>
          </table:table-cell>
          <table:table-cell table:formula="of:=MIN(MAX([.G3];[.G2])+[.H24];MAX([.F3];[.G3])+[.G25])" office:value-type="float" office:value="300" calcext:value-type="float">
            <text:p>300</text:p>
          </table:table-cell>
          <table:table-cell table:formula="of:=MIN(MAX([.H3];[.H2])+[.I24];MAX([.G3];[.H3])+[.H25])" office:value-type="float" office:value="381" calcext:value-type="float">
            <text:p>381</text:p>
          </table:table-cell>
          <table:table-cell table:formula="of:=MIN(MAX([.I3];[.I2])+[.J24];MAX([.H3];[.I3])+[.I25])" office:value-type="float" office:value="462" calcext:value-type="float">
            <text:p>462</text:p>
          </table:table-cell>
          <table:table-cell table:formula="of:=MIN(MAX([.J3];[.J2])+[.K24];MAX([.I3];[.J3])+[.J25])" office:value-type="float" office:value="544" calcext:value-type="float">
            <text:p>544</text:p>
          </table:table-cell>
          <table:table-cell table:formula="of:=MIN(MAX([.K3];[.K2])+[.L24];MAX([.J3];[.K3])+[.K25])" office:value-type="float" office:value="626" calcext:value-type="float">
            <text:p>626</text:p>
          </table:table-cell>
          <table:table-cell table:formula="of:=MIN(MAX([.L3];[.L2])+[.M24];MAX([.K3];[.L3])+[.L25])" office:value-type="float" office:value="678" calcext:value-type="float">
            <text:p>678</text:p>
          </table:table-cell>
          <table:table-cell table:formula="of:=MIN(MAX([.M3];[.M2])+[.N24];MAX([.L3];[.M3])+[.M25])" office:value-type="float" office:value="730" calcext:value-type="float">
            <text:p>730</text:p>
          </table:table-cell>
          <table:table-cell table:formula="of:=MIN(MAX([.N3];[.N2])+[.O24];MAX([.M3];[.N3])+[.N25])" office:value-type="float" office:value="806" calcext:value-type="float">
            <text:p>806</text:p>
          </table:table-cell>
          <table:table-cell table:formula="of:=MIN(MAX([.O3];[.O2])+[.P24];MAX([.N3];[.O3])+[.O25])" office:value-type="float" office:value="882" calcext:value-type="float">
            <text:p>882</text:p>
          </table:table-cell>
          <table:table-cell table:style-name="ce24" table:formula="of:=MIN(MAX([.P3];[.P2])+[.Q24];MAX([.O3];[.P3])+[.P25])" office:value-type="float" office:value="950" calcext:value-type="float">
            <text:p>950</text:p>
          </table:table-cell>
          <table:table-cell table:formula="of:=MIN(MAX([.Q3];[.Q2])+[.R24];MAX([.P3];[.Q3])+[.Q25])" office:value-type="float" office:value="1018" calcext:value-type="float">
            <text:p>1018</text:p>
          </table:table-cell>
          <table:table-cell table:formula="of:=MIN(MAX([.R3];[.R2])+[.S24];MAX([.Q3];[.R3])+[.R25])" office:value-type="float" office:value="1078" calcext:value-type="float">
            <text:p>1078</text:p>
          </table:table-cell>
          <table:table-cell table:formula="of:=MIN(MAX([.S3];[.S2])+[.T24];MAX([.R3];[.S3])+[.S25])" office:value-type="float" office:value="1138" calcext:value-type="float">
            <text:p>1138</text:p>
          </table:table-cell>
          <table:table-cell table:formula="of:=MIN(MAX([.T3];[.T2])+[.U24];MAX([.S3];[.T3])+[.T25])" office:value-type="float" office:value="1191" calcext:value-type="float">
            <text:p>1191</text:p>
          </table:table-cell>
          <table:table-cell table:style-name="ce24" table:formula="of:=MIN(MAX([.U3];[.U2])+[.V24];MAX([.T3];[.U3])+[.U25])" office:value-type="float" office:value="1252" calcext:value-type="float">
            <text:p>1252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4];[.B3])+[.C25]" office:value-type="float" office:value="205" calcext:value-type="float">
            <text:p>205</text:p>
          </table:table-cell>
          <table:table-cell table:formula="of:=MIN(MAX([.C4];[.C3])+[.D25];MAX([.B4];[.C4])+[.C26])" office:value-type="float" office:value="241" calcext:value-type="float">
            <text:p>241</text:p>
          </table:table-cell>
          <table:table-cell table:formula="of:=MIN(MAX([.D4];[.D3])+[.E25];MAX([.C4];[.D4])+[.D26])" office:value-type="float" office:value="262" calcext:value-type="float">
            <text:p>262</text:p>
          </table:table-cell>
          <table:table-cell table:formula="of:=MIN(MAX([.E4];[.E3])+[.F25];MAX([.D4];[.E4])+[.E26])" office:value-type="float" office:value="10262" calcext:value-type="float">
            <text:p>10262</text:p>
          </table:table-cell>
          <table:table-cell table:formula="of:=MIN(MAX([.F4];[.F3])+[.G25];MAX([.E4];[.F4])+[.F26])" office:value-type="float" office:value="371" calcext:value-type="float">
            <text:p>371</text:p>
          </table:table-cell>
          <table:table-cell table:formula="of:=MIN(MAX([.G4];[.G3])+[.H25];MAX([.F4];[.G4])+[.G26])" office:value-type="float" office:value="362" calcext:value-type="float">
            <text:p>362</text:p>
          </table:table-cell>
          <table:table-cell table:formula="of:=MIN(MAX([.H4];[.H3])+[.I25];MAX([.G4];[.H4])+[.H26])" office:value-type="float" office:value="424" calcext:value-type="float">
            <text:p>424</text:p>
          </table:table-cell>
          <table:table-cell table:formula="of:=MIN(MAX([.I4];[.I3])+[.J25];MAX([.H4];[.I4])+[.I26])" office:value-type="float" office:value="487" calcext:value-type="float">
            <text:p>487</text:p>
          </table:table-cell>
          <table:table-cell table:formula="of:=MIN(MAX([.J4];[.J3])+[.K25];MAX([.I4];[.J4])+[.J26])" office:value-type="float" office:value="550" calcext:value-type="float">
            <text:p>550</text:p>
          </table:table-cell>
          <table:table-cell table:formula="of:=MIN(MAX([.K4];[.K3])+[.L25];MAX([.J4];[.K4])+[.K26])" office:value-type="float" office:value="592" calcext:value-type="float">
            <text:p>592</text:p>
          </table:table-cell>
          <table:table-cell table:formula="of:=MIN(MAX([.L4];[.L3])+[.M25];MAX([.K4];[.L4])+[.L26])" office:value-type="float" office:value="626" calcext:value-type="float">
            <text:p>626</text:p>
          </table:table-cell>
          <table:table-cell table:formula="of:=MIN(MAX([.M4];[.M3])+[.N25];MAX([.L4];[.M4])+[.M26])" office:value-type="float" office:value="701" calcext:value-type="float">
            <text:p>701</text:p>
          </table:table-cell>
          <table:table-cell table:formula="of:=MIN(MAX([.N4];[.N3])+[.O25];MAX([.M4];[.N4])+[.N26])" office:value-type="float" office:value="778" calcext:value-type="float">
            <text:p>778</text:p>
          </table:table-cell>
          <table:table-cell table:formula="of:=MIN(MAX([.O4];[.O3])+[.P25];MAX([.N4];[.O4])+[.O26])" office:value-type="float" office:value="862" calcext:value-type="float">
            <text:p>862</text:p>
          </table:table-cell>
          <table:table-cell table:style-name="ce24" table:formula="of:=MIN(MAX([.P4];[.P3])+[.Q25];MAX([.O4];[.P4])+[.P26])" office:value-type="float" office:value="946" calcext:value-type="float">
            <text:p>946</text:p>
          </table:table-cell>
          <table:table-cell table:formula="of:=MIN(MAX([.Q4];[.Q3])+[.R25];MAX([.P4];[.Q4])+[.Q26])" office:value-type="float" office:value="1021" calcext:value-type="float">
            <text:p>1021</text:p>
          </table:table-cell>
          <table:table-cell table:formula="of:=MIN(MAX([.R4];[.R3])+[.S25];MAX([.Q4];[.R4])+[.R26])" office:value-type="float" office:value="1056" calcext:value-type="float">
            <text:p>1056</text:p>
          </table:table-cell>
          <table:table-cell table:formula="of:=MIN(MAX([.S4];[.S3])+[.T25];MAX([.R4];[.S4])+[.S26])" office:value-type="float" office:value="1120" calcext:value-type="float">
            <text:p>1120</text:p>
          </table:table-cell>
          <table:table-cell table:formula="of:=MIN(MAX([.T4];[.T3])+[.U25];MAX([.S4];[.T4])+[.T26])" office:value-type="float" office:value="1184" calcext:value-type="float">
            <text:p>1184</text:p>
          </table:table-cell>
          <table:table-cell table:style-name="ce24" table:formula="of:=MIN(MAX([.U4];[.U3])+[.V25];MAX([.T4];[.U4])+[.U26])" office:value-type="float" office:value="1198" calcext:value-type="float">
            <text:p>1198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5];[.B4])+[.C26]" office:value-type="float" office:value="271" calcext:value-type="float">
            <text:p>271</text:p>
          </table:table-cell>
          <table:table-cell table:formula="of:=MIN(MAX([.C5];[.C4])+[.D26];MAX([.B5];[.C5])+[.C27])" office:value-type="float" office:value="312" calcext:value-type="float">
            <text:p>312</text:p>
          </table:table-cell>
          <table:table-cell table:formula="of:=MIN(MAX([.D5];[.D4])+[.E26];MAX([.C5];[.D5])+[.D27])" office:value-type="float" office:value="283" calcext:value-type="float">
            <text:p>283</text:p>
          </table:table-cell>
          <table:table-cell table:formula="of:=MIN(MAX([.E5];[.E4])+[.F26];MAX([.D5];[.E5])+[.E27])" office:value-type="float" office:value="10283" calcext:value-type="float">
            <text:p>10283</text:p>
          </table:table-cell>
          <table:table-cell table:formula="of:=MIN(MAX([.F5];[.F4])+[.G26];MAX([.E5];[.F5])+[.F27])" office:value-type="float" office:value="465" calcext:value-type="float">
            <text:p>465</text:p>
          </table:table-cell>
          <table:table-cell table:formula="of:=MIN(MAX([.G5];[.G4])+[.H26];MAX([.F5];[.G5])+[.G27])" office:value-type="float" office:value="455" calcext:value-type="float">
            <text:p>455</text:p>
          </table:table-cell>
          <table:table-cell table:formula="of:=MIN(MAX([.H5];[.H4])+[.I26];MAX([.G5];[.H5])+[.H27])" office:value-type="float" office:value="468" calcext:value-type="float">
            <text:p>468</text:p>
          </table:table-cell>
          <table:table-cell table:formula="of:=MIN(MAX([.I5];[.I4])+[.J26];MAX([.H5];[.I5])+[.I27])" office:value-type="float" office:value="512" calcext:value-type="float">
            <text:p>512</text:p>
          </table:table-cell>
          <table:table-cell table:formula="of:=MIN(MAX([.J5];[.J4])+[.K26];MAX([.I5];[.J5])+[.J27])" office:value-type="float" office:value="550" calcext:value-type="float">
            <text:p>550</text:p>
          </table:table-cell>
          <table:table-cell table:formula="of:=MIN(MAX([.K5];[.K4])+[.L26];MAX([.J5];[.K5])+[.K27])" office:value-type="float" office:value="592" calcext:value-type="float">
            <text:p>592</text:p>
          </table:table-cell>
          <table:table-cell table:formula="of:=MIN(MAX([.L5];[.L4])+[.M26];MAX([.K5];[.L5])+[.L27])" office:value-type="float" office:value="637" calcext:value-type="float">
            <text:p>637</text:p>
          </table:table-cell>
          <table:table-cell table:formula="of:=MIN(MAX([.M5];[.M4])+[.N26];MAX([.L5];[.M5])+[.M27])" office:value-type="float" office:value="682" calcext:value-type="float">
            <text:p>682</text:p>
          </table:table-cell>
          <table:table-cell table:formula="of:=MIN(MAX([.N5];[.N4])+[.O26];MAX([.M5];[.N5])+[.N27])" office:value-type="float" office:value="772" calcext:value-type="float">
            <text:p>772</text:p>
          </table:table-cell>
          <table:table-cell table:formula="of:=MIN(MAX([.O5];[.O4])+[.P26];MAX([.N5];[.O5])+[.O27])" office:value-type="float" office:value="862" calcext:value-type="float">
            <text:p>862</text:p>
          </table:table-cell>
          <table:table-cell table:style-name="ce24" table:formula="of:=MIN(MAX([.P5];[.P4])+[.Q26];MAX([.O5];[.P5])+[.P27])" office:value-type="float" office:value="883" calcext:value-type="float">
            <text:p>883</text:p>
          </table:table-cell>
          <table:table-cell table:formula="of:=MIN(MAX([.Q5];[.Q4])+[.R26];MAX([.P5];[.Q5])+[.Q27])" office:value-type="float" office:value="910" calcext:value-type="float">
            <text:p>910</text:p>
          </table:table-cell>
          <table:table-cell table:formula="of:=MIN(MAX([.R5];[.R4])+[.S26];MAX([.Q5];[.R5])+[.R27])" office:value-type="float" office:value="937" calcext:value-type="float">
            <text:p>937</text:p>
          </table:table-cell>
          <table:table-cell table:formula="of:=MIN(MAX([.S5];[.S4])+[.T26];MAX([.R5];[.S5])+[.S27])" office:value-type="float" office:value="976" calcext:value-type="float">
            <text:p>976</text:p>
          </table:table-cell>
          <table:table-cell table:formula="of:=MIN(MAX([.T5];[.T4])+[.U26];MAX([.S5];[.T5])+[.T27])" office:value-type="float" office:value="1055" calcext:value-type="float">
            <text:p>1055</text:p>
          </table:table-cell>
          <table:table-cell table:style-name="ce24" table:formula="of:=MIN(MAX([.U5];[.U4])+[.V26];MAX([.T5];[.U5])+[.U27])" office:value-type="float" office:value="1134" calcext:value-type="float">
            <text:p>1134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6];[.B5])+[.C27]" office:value-type="float" office:value="337" calcext:value-type="float">
            <text:p>337</text:p>
          </table:table-cell>
          <table:table-cell table:formula="of:=MIN(MAX([.C6];[.C5])+[.D27];MAX([.B6];[.C6])+[.C28])" office:value-type="float" office:value="377" calcext:value-type="float">
            <text:p>377</text:p>
          </table:table-cell>
          <table:table-cell table:style-name="ce25" table:formula="of:=MIN(MAX([.D6];[.D5])+[.E27];MAX([.C6];[.D6])+[.D28])" office:value-type="float" office:value="375" calcext:value-type="float">
            <text:p>375</text:p>
          </table:table-cell>
          <table:table-cell table:formula="of:=MIN(MAX([.E6];[.E5])+[.F27];MAX([.D6];[.E6])+[.E28])" office:value-type="float" office:value="10376" calcext:value-type="float">
            <text:p>10376</text:p>
          </table:table-cell>
          <table:table-cell table:formula="of:=MIN(MAX([.F6];[.F5])+[.G27];MAX([.E6];[.F6])+[.F28])" office:value-type="float" office:value="512" calcext:value-type="float">
            <text:p>512</text:p>
          </table:table-cell>
          <table:table-cell table:formula="of:=MIN(MAX([.G6];[.G5])+[.H27];MAX([.F6];[.G6])+[.G28])" office:value-type="float" office:value="548" calcext:value-type="float">
            <text:p>548</text:p>
          </table:table-cell>
          <table:table-cell table:formula="of:=MIN(MAX([.H6];[.H5])+[.I27];MAX([.G6];[.H6])+[.H28])" office:value-type="float" office:value="566" calcext:value-type="float">
            <text:p>566</text:p>
          </table:table-cell>
          <table:table-cell table:formula="of:=MIN(MAX([.I6];[.I5])+[.J27];MAX([.H6];[.I6])+[.I28])" office:value-type="float" office:value="550" calcext:value-type="float">
            <text:p>550</text:p>
          </table:table-cell>
          <table:table-cell table:formula="of:=MIN(MAX([.J6];[.J5])+[.K27];MAX([.I6];[.J6])+[.J28])" office:value-type="float" office:value="628" calcext:value-type="float">
            <text:p>628</text:p>
          </table:table-cell>
          <table:table-cell table:formula="of:=MIN(MAX([.K6];[.K5])+[.L27];MAX([.J6];[.K6])+[.K28])" office:value-type="float" office:value="634" calcext:value-type="float">
            <text:p>634</text:p>
          </table:table-cell>
          <table:table-cell table:formula="of:=MIN(MAX([.L6];[.L5])+[.M27];MAX([.K6];[.L6])+[.L28])" office:value-type="float" office:value="680" calcext:value-type="float">
            <text:p>680</text:p>
          </table:table-cell>
          <table:table-cell table:formula="of:=MIN(MAX([.M6];[.M5])+[.N27];MAX([.L6];[.M6])+[.M28])" office:value-type="float" office:value="10680" calcext:value-type="float">
            <text:p>10680</text:p>
          </table:table-cell>
          <table:table-cell table:formula="of:=MIN(MAX([.N6];[.N5])+[.O27];MAX([.M6];[.N6])+[.N28])" office:value-type="float" office:value="862" calcext:value-type="float">
            <text:p>862</text:p>
          </table:table-cell>
          <table:table-cell table:formula="of:=MIN(MAX([.O6];[.O5])+[.P27];MAX([.N6];[.O6])+[.O28])" office:value-type="float" office:value="907" calcext:value-type="float">
            <text:p>907</text:p>
          </table:table-cell>
          <table:table-cell table:style-name="ce24" table:formula="of:=MIN(MAX([.P6];[.P5])+[.Q27];MAX([.O6];[.P6])+[.P28])" office:value-type="float" office:value="913" calcext:value-type="float">
            <text:p>913</text:p>
          </table:table-cell>
          <table:table-cell table:formula="of:=MIN(MAX([.Q6];[.Q5])+[.R27];MAX([.P6];[.Q6])+[.Q28])" office:value-type="float" office:value="971" calcext:value-type="float">
            <text:p>971</text:p>
          </table:table-cell>
          <table:table-cell table:formula="of:=MIN(MAX([.R6];[.R5])+[.S27];MAX([.Q6];[.R6])+[.R28])" office:value-type="float" office:value="957" calcext:value-type="float">
            <text:p>957</text:p>
          </table:table-cell>
          <table:table-cell table:formula="of:=MIN(MAX([.S6];[.S5])+[.T27];MAX([.R6];[.S6])+[.S28])" office:value-type="float" office:value="977" calcext:value-type="float">
            <text:p>977</text:p>
          </table:table-cell>
          <table:table-cell table:formula="of:=MIN(MAX([.T6];[.T5])+[.U27];MAX([.S6];[.T6])+[.T28])" office:value-type="float" office:value="984" calcext:value-type="float">
            <text:p>984</text:p>
          </table:table-cell>
          <table:table-cell table:style-name="ce24" table:formula="of:=MIN(MAX([.U6];[.U5])+[.V27];MAX([.T6];[.U6])+[.U28])" office:value-type="float" office:value="1043" calcext:value-type="float">
            <text:p>1043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7];[.B6])+[.C28]" office:value-type="float" office:value="359" calcext:value-type="float">
            <text:p>359</text:p>
          </table:table-cell>
          <table:table-cell table:formula="of:=MIN(MAX([.C7];[.C6])+[.D28];MAX([.B7];[.C7])+[.C29])" office:value-type="float" office:value="10359" calcext:value-type="float">
            <text:p>10359</text:p>
          </table:table-cell>
          <table:table-cell table:formula="of:=MIN(MAX([.D7];[.D6])+[.E28];MAX([.C7];[.D7])+[.D29])" office:value-type="float" office:value="10376" calcext:value-type="float">
            <text:p>10376</text:p>
          </table:table-cell>
          <table:table-cell table:formula="of:=MIN(MAX([.E7];[.E6])+[.F28];MAX([.D7];[.E7])+[.E29])" office:value-type="float" office:value="20378" calcext:value-type="float">
            <text:p>20378</text:p>
          </table:table-cell>
          <table:table-cell table:formula="of:=MIN(MAX([.F7];[.F6])+[.G28];MAX([.E7];[.F7])+[.F29])" office:value-type="float" office:value="572" calcext:value-type="float">
            <text:p>572</text:p>
          </table:table-cell>
          <table:table-cell table:formula="of:=MIN(MAX([.G7];[.G6])+[.H28];MAX([.F7];[.G7])+[.G29])" office:value-type="float" office:value="619" calcext:value-type="float">
            <text:p>619</text:p>
          </table:table-cell>
          <table:table-cell table:formula="of:=MIN(MAX([.H7];[.H6])+[.I28];MAX([.G7];[.H7])+[.H29])" office:value-type="float" office:value="664" calcext:value-type="float">
            <text:p>664</text:p>
          </table:table-cell>
          <table:table-cell table:formula="of:=MIN(MAX([.I7];[.I6])+[.J28];MAX([.H7];[.I7])+[.I29])" office:value-type="float" office:value="600" calcext:value-type="float">
            <text:p>600</text:p>
          </table:table-cell>
          <table:table-cell table:formula="of:=MIN(MAX([.J7];[.J6])+[.K28];MAX([.I7];[.J7])+[.J29])" office:value-type="float" office:value="650" calcext:value-type="float">
            <text:p>650</text:p>
          </table:table-cell>
          <table:table-cell table:formula="of:=MIN(MAX([.K7];[.K6])+[.L28];MAX([.J7];[.K7])+[.K29])" office:value-type="float" office:value="662" calcext:value-type="float">
            <text:p>662</text:p>
          </table:table-cell>
          <table:table-cell table:formula="of:=MIN(MAX([.L7];[.L6])+[.M28];MAX([.K7];[.L7])+[.L29])" office:value-type="float" office:value="690" calcext:value-type="float">
            <text:p>690</text:p>
          </table:table-cell>
          <table:table-cell table:formula="of:=MIN(MAX([.M7];[.M6])+[.N28];MAX([.L7];[.M7])+[.M29])" office:value-type="float" office:value="10690" calcext:value-type="float">
            <text:p>10690</text:p>
          </table:table-cell>
          <table:table-cell table:formula="of:=MIN(MAX([.N7];[.N6])+[.O28];MAX([.M7];[.N7])+[.N29])" office:value-type="float" office:value="927" calcext:value-type="float">
            <text:p>927</text:p>
          </table:table-cell>
          <table:table-cell table:formula="of:=MIN(MAX([.O7];[.O6])+[.P28];MAX([.N7];[.O7])+[.O29])" office:value-type="float" office:value="957" calcext:value-type="float">
            <text:p>957</text:p>
          </table:table-cell>
          <table:table-cell table:style-name="ce24" table:formula="of:=MIN(MAX([.P7];[.P6])+[.Q28];MAX([.O7];[.P7])+[.P29])" office:value-type="float" office:value="994" calcext:value-type="float">
            <text:p>994</text:p>
          </table:table-cell>
          <table:table-cell table:formula="of:=MIN(MAX([.Q7];[.Q6])+[.R28];MAX([.P7];[.Q7])+[.Q29])" office:value-type="float" office:value="1032" calcext:value-type="float">
            <text:p>1032</text:p>
          </table:table-cell>
          <table:table-cell table:formula="of:=MIN(MAX([.R7];[.R6])+[.S28];MAX([.Q7];[.R7])+[.R29])" office:value-type="float" office:value="977" calcext:value-type="float">
            <text:p>977</text:p>
          </table:table-cell>
          <table:table-cell table:formula="of:=MIN(MAX([.S7];[.S6])+[.T28];MAX([.R7];[.S7])+[.S29])" office:value-type="float" office:value="1018" calcext:value-type="float">
            <text:p>1018</text:p>
          </table:table-cell>
          <table:table-cell table:formula="of:=MIN(MAX([.T7];[.T6])+[.U28];MAX([.S7];[.T7])+[.T29])" office:value-type="float" office:value="1009" calcext:value-type="float">
            <text:p>1009</text:p>
          </table:table-cell>
          <table:table-cell table:style-name="ce24" table:formula="of:=MIN(MAX([.U7];[.U6])+[.V28];MAX([.T7];[.U7])+[.U29])" office:value-type="float" office:value="1071" calcext:value-type="float">
            <text:p>1071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8];[.B7])+[.C29]" office:value-type="float" office:value="437" calcext:value-type="float">
            <text:p>437</text:p>
          </table:table-cell>
          <table:table-cell table:formula="of:=MIN(MAX([.C8];[.C7])+[.D29];MAX([.B8];[.C8])+[.C30])" office:value-type="float" office:value="515" calcext:value-type="float">
            <text:p>515</text:p>
          </table:table-cell>
          <table:table-cell table:formula="of:=MIN(MAX([.D8];[.D7])+[.E29];MAX([.C8];[.D8])+[.D30])" office:value-type="float" office:value="605" calcext:value-type="float">
            <text:p>605</text:p>
          </table:table-cell>
          <table:table-cell table:formula="of:=MIN(MAX([.E8];[.E7])+[.F29];MAX([.D8];[.E8])+[.E30])" office:value-type="float" office:value="10608" calcext:value-type="float">
            <text:p>10608</text:p>
          </table:table-cell>
          <table:table-cell table:formula="of:=MIN(MAX([.F8];[.F7])+[.G29];MAX([.E8];[.F8])+[.F30])" office:value-type="float" office:value="632" calcext:value-type="float">
            <text:p>632</text:p>
          </table:table-cell>
          <table:table-cell table:formula="of:=MIN(MAX([.G8];[.G7])+[.H29];MAX([.F8];[.G8])+[.G30])" office:value-type="float" office:value="689" calcext:value-type="float">
            <text:p>689</text:p>
          </table:table-cell>
          <table:table-cell table:formula="of:=MIN(MAX([.H8];[.H7])+[.I29];MAX([.G8];[.H8])+[.H30])" office:value-type="float" office:value="673" calcext:value-type="float">
            <text:p>673</text:p>
          </table:table-cell>
          <table:table-cell table:formula="of:=MIN(MAX([.I8];[.I7])+[.J29];MAX([.H8];[.I8])+[.I30])" office:value-type="float" office:value="651" calcext:value-type="float">
            <text:p>651</text:p>
          </table:table-cell>
          <table:table-cell table:formula="of:=MIN(MAX([.J8];[.J7])+[.K29];MAX([.I8];[.J8])+[.J30])" office:value-type="float" office:value="699" calcext:value-type="float">
            <text:p>699</text:p>
          </table:table-cell>
          <table:table-cell table:formula="of:=MIN(MAX([.K8];[.K7])+[.L29];MAX([.J8];[.K8])+[.K30])" office:value-type="float" office:value="755" calcext:value-type="float">
            <text:p>755</text:p>
          </table:table-cell>
          <table:table-cell table:formula="of:=MIN(MAX([.L8];[.L7])+[.M29];MAX([.K8];[.L8])+[.L30])" office:value-type="float" office:value="718" calcext:value-type="float">
            <text:p>718</text:p>
          </table:table-cell>
          <table:table-cell table:formula="of:=MIN(MAX([.M8];[.M7])+[.N29];MAX([.L8];[.M8])+[.M30])" office:value-type="float" office:value="10719" calcext:value-type="float">
            <text:p>10719</text:p>
          </table:table-cell>
          <table:table-cell table:formula="of:=MIN(MAX([.N8];[.N7])+[.O29];MAX([.M8];[.N8])+[.N30])" office:value-type="float" office:value="992" calcext:value-type="float">
            <text:p>992</text:p>
          </table:table-cell>
          <table:table-cell table:formula="of:=MIN(MAX([.O8];[.O7])+[.P29];MAX([.N8];[.O8])+[.O30])" office:value-type="float" office:value="1011" calcext:value-type="float">
            <text:p>1011</text:p>
          </table:table-cell>
          <table:table-cell table:style-name="ce24" table:formula="of:=MIN(MAX([.P8];[.P7])+[.Q29];MAX([.O8];[.P8])+[.P30])" office:value-type="float" office:value="1075" calcext:value-type="float">
            <text:p>1075</text:p>
          </table:table-cell>
          <table:table-cell table:formula="of:=MIN(MAX([.Q8];[.Q7])+[.R29];MAX([.P8];[.Q8])+[.Q30])" office:value-type="float" office:value="1110" calcext:value-type="float">
            <text:p>1110</text:p>
          </table:table-cell>
          <table:table-cell table:formula="of:=MIN(MAX([.R8];[.R7])+[.S29];MAX([.Q8];[.R8])+[.R30])" office:value-type="float" office:value="1039" calcext:value-type="float">
            <text:p>1039</text:p>
          </table:table-cell>
          <table:table-cell table:formula="of:=MIN(MAX([.S8];[.S7])+[.T29];MAX([.R8];[.S8])+[.S30])" office:value-type="float" office:value="1059" calcext:value-type="float">
            <text:p>1059</text:p>
          </table:table-cell>
          <table:table-cell table:formula="of:=MIN(MAX([.T8];[.T7])+[.U29];MAX([.S8];[.T8])+[.T30])" office:value-type="float" office:value="1040" calcext:value-type="float">
            <text:p>1040</text:p>
          </table:table-cell>
          <table:table-cell table:style-name="ce24" table:formula="of:=MIN(MAX([.U8];[.U7])+[.V29];MAX([.T8];[.U8])+[.U30])" office:value-type="float" office:value="1105" calcext:value-type="float">
            <text:p>1105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9];[.B8])+[.C30]" office:value-type="float" office:value="515" calcext:value-type="float">
            <text:p>515</text:p>
          </table:table-cell>
          <table:table-cell table:formula="of:=MIN(MAX([.C9];[.C8])+[.D30];MAX([.B9];[.C9])+[.C31])" office:value-type="float" office:value="602" calcext:value-type="float">
            <text:p>602</text:p>
          </table:table-cell>
          <table:table-cell table:formula="of:=MIN(MAX([.D9];[.D8])+[.E30];MAX([.C9];[.D9])+[.D31])" office:value-type="float" office:value="689" calcext:value-type="float">
            <text:p>689</text:p>
          </table:table-cell>
          <table:table-cell table:formula="of:=MIN(MAX([.E9];[.E8])+[.F30];MAX([.D9];[.E9])+[.E31])" office:value-type="float" office:value="10693" calcext:value-type="float">
            <text:p>10693</text:p>
          </table:table-cell>
          <table:table-cell table:formula="of:=MIN(MAX([.F9];[.F8])+[.G30];MAX([.E9];[.F9])+[.F31])" office:value-type="float" office:value="686" calcext:value-type="float">
            <text:p>686</text:p>
          </table:table-cell>
          <table:table-cell table:formula="of:=MIN(MAX([.G9];[.G8])+[.H30];MAX([.F9];[.G9])+[.G31])" office:value-type="float" office:value="740" calcext:value-type="float">
            <text:p>740</text:p>
          </table:table-cell>
          <table:table-cell table:formula="of:=MIN(MAX([.H9];[.H8])+[.I30];MAX([.G9];[.H9])+[.H31])" office:value-type="float" office:value="771" calcext:value-type="float">
            <text:p>771</text:p>
          </table:table-cell>
          <table:table-cell table:formula="of:=MIN(MAX([.I9];[.I8])+[.J30];MAX([.H9];[.I9])+[.I31])" office:value-type="float" office:value="702" calcext:value-type="float">
            <text:p>702</text:p>
          </table:table-cell>
          <table:table-cell table:formula="of:=MIN(MAX([.J9];[.J8])+[.K30];MAX([.I9];[.J9])+[.J31])" office:value-type="float" office:value="764" calcext:value-type="float">
            <text:p>764</text:p>
          </table:table-cell>
          <table:table-cell table:formula="of:=MIN(MAX([.K9];[.K8])+[.L30];MAX([.J9];[.K9])+[.K31])" office:value-type="float" office:value="829" calcext:value-type="float">
            <text:p>829</text:p>
          </table:table-cell>
          <table:table-cell table:formula="of:=MIN(MAX([.L9];[.L8])+[.M30];MAX([.K9];[.L9])+[.L31])" office:value-type="float" office:value="790" calcext:value-type="float">
            <text:p>790</text:p>
          </table:table-cell>
          <table:table-cell table:formula="of:=MIN(MAX([.M9];[.M8])+[.N30];MAX([.L9];[.M9])+[.M31])" office:value-type="float" office:value="10792" calcext:value-type="float">
            <text:p>10792</text:p>
          </table:table-cell>
          <table:table-cell table:formula="of:=MIN(MAX([.N9];[.N8])+[.O30];MAX([.M9];[.N9])+[.N31])" office:value-type="float" office:value="1036" calcext:value-type="float">
            <text:p>1036</text:p>
          </table:table-cell>
          <table:table-cell table:formula="of:=MIN(MAX([.O9];[.O8])+[.P30];MAX([.N9];[.O9])+[.O31])" office:value-type="float" office:value="1065" calcext:value-type="float">
            <text:p>1065</text:p>
          </table:table-cell>
          <table:table-cell table:style-name="ce24" table:formula="of:=MIN(MAX([.P9];[.P8])+[.Q30];MAX([.O9];[.P9])+[.P31])" office:value-type="float" office:value="1130" calcext:value-type="float">
            <text:p>1130</text:p>
          </table:table-cell>
          <table:table-cell table:formula="of:=MIN(MAX([.Q9];[.Q8])+[.R30];MAX([.P9];[.Q9])+[.Q31])" office:value-type="float" office:value="1188" calcext:value-type="float">
            <text:p>1188</text:p>
          </table:table-cell>
          <table:table-cell table:formula="of:=MIN(MAX([.R9];[.R8])+[.S30];MAX([.Q9];[.R9])+[.R31])" office:value-type="float" office:value="1101" calcext:value-type="float">
            <text:p>1101</text:p>
          </table:table-cell>
          <table:table-cell table:formula="of:=MIN(MAX([.S9];[.S8])+[.T30];MAX([.R9];[.S9])+[.S31])" office:value-type="float" office:value="1092" calcext:value-type="float">
            <text:p>1092</text:p>
          </table:table-cell>
          <table:table-cell table:formula="of:=MIN(MAX([.T9];[.T8])+[.U30];MAX([.S9];[.T9])+[.T31])" office:value-type="float" office:value="1128" calcext:value-type="float">
            <text:p>1128</text:p>
          </table:table-cell>
          <table:table-cell table:style-name="ce24" table:formula="of:=MIN(MAX([.U9];[.U8])+[.V30];MAX([.T9];[.U9])+[.U31])" office:value-type="float" office:value="1170" calcext:value-type="float">
            <text:p>1170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10];[.B9])+[.C31]" office:value-type="float" office:value="588" calcext:value-type="float">
            <text:p>588</text:p>
          </table:table-cell>
          <table:table-cell table:formula="of:=MIN(MAX([.C10];[.C9])+[.D31];MAX([.B10];[.C10])+[.C32])" office:value-type="float" office:value="616" calcext:value-type="float">
            <text:p>616</text:p>
          </table:table-cell>
          <table:table-cell table:formula="of:=MIN(MAX([.D10];[.D9])+[.E31];MAX([.C10];[.D10])+[.D32])" office:value-type="float" office:value="634" calcext:value-type="float">
            <text:p>634</text:p>
          </table:table-cell>
          <table:table-cell table:formula="of:=MIN(MAX([.E10];[.E9])+[.F31];MAX([.D10];[.E10])+[.E32])" office:value-type="float" office:value="10639" calcext:value-type="float">
            <text:p>10639</text:p>
          </table:table-cell>
          <table:table-cell table:formula="of:=MIN(MAX([.F10];[.F9])+[.G31];MAX([.E10];[.F10])+[.F32])" office:value-type="float" office:value="748" calcext:value-type="float">
            <text:p>748</text:p>
          </table:table-cell>
          <table:table-cell table:formula="of:=MIN(MAX([.G10];[.G9])+[.H31];MAX([.F10];[.G10])+[.G32])" office:value-type="float" office:value="772" calcext:value-type="float">
            <text:p>772</text:p>
          </table:table-cell>
          <table:table-cell table:formula="of:=MIN(MAX([.H10];[.H9])+[.I31];MAX([.G10];[.H10])+[.H32])" office:value-type="float" office:value="850" calcext:value-type="float">
            <text:p>850</text:p>
          </table:table-cell>
          <table:table-cell table:formula="of:=MIN(MAX([.I10];[.I9])+[.J31];MAX([.H10];[.I10])+[.I32])" office:value-type="float" office:value="727" calcext:value-type="float">
            <text:p>727</text:p>
          </table:table-cell>
          <table:table-cell table:formula="of:=MIN(MAX([.J10];[.J9])+[.K31];MAX([.I10];[.J10])+[.J32])" office:value-type="float" office:value="752" calcext:value-type="float">
            <text:p>752</text:p>
          </table:table-cell>
          <table:table-cell table:formula="of:=MIN(MAX([.K10];[.K9])+[.L31];MAX([.J10];[.K10])+[.K32])" office:value-type="float" office:value="10753" calcext:value-type="float">
            <text:p>10753</text:p>
          </table:table-cell>
          <table:table-cell table:formula="of:=MIN(MAX([.L10];[.L9])+[.M31];MAX([.K10];[.L10])+[.L32])" office:value-type="float" office:value="10792" calcext:value-type="float">
            <text:p>10792</text:p>
          </table:table-cell>
          <table:table-cell table:formula="of:=MIN(MAX([.M10];[.M9])+[.N31];MAX([.L10];[.M10])+[.M32])" office:value-type="float" office:value="20795" calcext:value-type="float">
            <text:p>20795</text:p>
          </table:table-cell>
          <table:table-cell table:formula="of:=MIN(MAX([.N10];[.N9])+[.O31];MAX([.M10];[.N10])+[.N32])" office:value-type="float" office:value="1076" calcext:value-type="float">
            <text:p>1076</text:p>
          </table:table-cell>
          <table:table-cell table:formula="of:=MIN(MAX([.O10];[.O9])+[.P31];MAX([.N10];[.O10])+[.O32])" office:value-type="float" office:value="1099" calcext:value-type="float">
            <text:p>1099</text:p>
          </table:table-cell>
          <table:table-cell table:style-name="ce24" table:formula="of:=MIN(MAX([.P10];[.P9])+[.Q31];MAX([.O10];[.P10])+[.P32])" office:value-type="float" office:value="1140" calcext:value-type="float">
            <text:p>1140</text:p>
          </table:table-cell>
          <table:table-cell table:formula="of:=MIN(MAX([.Q10];[.Q9])+[.R31];MAX([.P10];[.Q10])+[.Q32])" office:value-type="float" office:value="1210" calcext:value-type="float">
            <text:p>1210</text:p>
          </table:table-cell>
          <table:table-cell table:formula="of:=MIN(MAX([.R10];[.R9])+[.S31];MAX([.Q10];[.R10])+[.R32])" office:value-type="float" office:value="1170" calcext:value-type="float">
            <text:p>1170</text:p>
          </table:table-cell>
          <table:table-cell table:formula="of:=MIN(MAX([.S10];[.S9])+[.T31];MAX([.R10];[.S10])+[.S32])" office:value-type="float" office:value="1125" calcext:value-type="float">
            <text:p>1125</text:p>
          </table:table-cell>
          <table:table-cell table:formula="of:=MIN(MAX([.T10];[.T9])+[.U31];MAX([.S10];[.T10])+[.T32])" office:value-type="float" office:value="1147" calcext:value-type="float">
            <text:p>1147</text:p>
          </table:table-cell>
          <table:table-cell table:style-name="ce24" table:formula="of:=MIN(MAX([.U10];[.U9])+[.V31];MAX([.T10];[.U10])+[.U32])" office:value-type="float" office:value="1225" calcext:value-type="float">
            <text:p>1225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11];[.B10])+[.C32]" office:value-type="float" office:value="670" calcext:value-type="float">
            <text:p>670</text:p>
          </table:table-cell>
          <table:table-cell table:formula="of:=MIN(MAX([.C11];[.C10])+[.D32];MAX([.B11];[.C11])+[.C33])" office:value-type="float" office:value="629" calcext:value-type="float">
            <text:p>629</text:p>
          </table:table-cell>
          <table:table-cell table:formula="of:=MIN(MAX([.D11];[.D10])+[.E32];MAX([.C11];[.D11])+[.D33])" office:value-type="float" office:value="654" calcext:value-type="float">
            <text:p>654</text:p>
          </table:table-cell>
          <table:table-cell table:formula="of:=MIN(MAX([.E11];[.E10])+[.F32];MAX([.D11];[.E11])+[.E33])" office:value-type="float" office:value="679" calcext:value-type="float">
            <text:p>679</text:p>
          </table:table-cell>
          <table:table-cell table:formula="of:=MIN(MAX([.F11];[.F10])+[.G32];MAX([.E11];[.F11])+[.F33])" office:value-type="float" office:value="729" calcext:value-type="float">
            <text:p>729</text:p>
          </table:table-cell>
          <table:table-cell table:formula="of:=MIN(MAX([.G11];[.G10])+[.H32];MAX([.F11];[.G11])+[.G33])" office:value-type="float" office:value="805" calcext:value-type="float">
            <text:p>805</text:p>
          </table:table-cell>
          <table:table-cell table:formula="of:=MIN(MAX([.H11];[.H10])+[.I32];MAX([.G11];[.H11])+[.H33])" office:value-type="float" office:value="881" calcext:value-type="float">
            <text:p>881</text:p>
          </table:table-cell>
          <table:table-cell table:formula="of:=MIN(MAX([.I11];[.I10])+[.J32];MAX([.H11];[.I11])+[.I33])" office:value-type="float" office:value="788" calcext:value-type="float">
            <text:p>788</text:p>
          </table:table-cell>
          <table:table-cell table:formula="of:=MIN(MAX([.J11];[.J10])+[.K32];MAX([.I11];[.J11])+[.J33])" office:value-type="float" office:value="778" calcext:value-type="float">
            <text:p>778</text:p>
          </table:table-cell>
          <table:table-cell table:formula="of:=MIN(MAX([.K11];[.K10])+[.L32];MAX([.J11];[.K11])+[.K33])" office:value-type="float" office:value="829" calcext:value-type="float">
            <text:p>829</text:p>
          </table:table-cell>
          <table:table-cell table:formula="of:=MIN(MAX([.L11];[.L10])+[.M32];MAX([.K11];[.L11])+[.L33])" office:value-type="float" office:value="880" calcext:value-type="float">
            <text:p>880</text:p>
          </table:table-cell>
          <table:table-cell table:formula="of:=MIN(MAX([.M11];[.M10])+[.N32];MAX([.L11];[.M11])+[.M33])" office:value-type="float" office:value="10884" calcext:value-type="float">
            <text:p>10884</text:p>
          </table:table-cell>
          <table:table-cell table:formula="of:=MIN(MAX([.N11];[.N10])+[.O32];MAX([.M11];[.N11])+[.N33])" office:value-type="float" office:value="1167" calcext:value-type="float">
            <text:p>1167</text:p>
          </table:table-cell>
          <table:table-cell table:formula="of:=MIN(MAX([.O11];[.O10])+[.P32];MAX([.N11];[.O11])+[.O33])" office:value-type="float" office:value="1149" calcext:value-type="float">
            <text:p>1149</text:p>
          </table:table-cell>
          <table:table-cell table:style-name="ce24" table:formula="of:=MIN(MAX([.P11];[.P10])+[.Q32];MAX([.O11];[.P11])+[.P33])" office:value-type="float" office:value="1204" calcext:value-type="float">
            <text:p>1204</text:p>
          </table:table-cell>
          <table:table-cell table:formula="of:=MIN(MAX([.Q11];[.Q10])+[.R32];MAX([.P11];[.Q11])+[.Q33])" office:value-type="float" office:value="1268" calcext:value-type="float">
            <text:p>1268</text:p>
          </table:table-cell>
          <table:table-cell table:formula="of:=MIN(MAX([.R11];[.R10])+[.S32];MAX([.Q11];[.R11])+[.R33])" office:value-type="float" office:value="1262" calcext:value-type="float">
            <text:p>1262</text:p>
          </table:table-cell>
          <table:table-cell table:formula="of:=MIN(MAX([.S11];[.S10])+[.T32];MAX([.R11];[.S11])+[.S33])" office:value-type="float" office:value="1193" calcext:value-type="float">
            <text:p>1193</text:p>
          </table:table-cell>
          <table:table-cell table:formula="of:=MIN(MAX([.T11];[.T10])+[.U32];MAX([.S11];[.T11])+[.T33])" office:value-type="float" office:value="1165" calcext:value-type="float">
            <text:p>1165</text:p>
          </table:table-cell>
          <table:table-cell table:style-name="ce24" table:formula="of:=MIN(MAX([.U11];[.U10])+[.V32];MAX([.T11];[.U11])+[.U33])" office:value-type="float" office:value="1263" calcext:value-type="float">
            <text:p>1263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12];[.B11])+[.C33]" office:value-type="float" office:value="752" calcext:value-type="float">
            <text:p>752</text:p>
          </table:table-cell>
          <table:table-cell table:formula="of:=MIN(MAX([.C12];[.C11])+[.D33];MAX([.B12];[.C12])+[.C34])" office:value-type="float" office:value="642" calcext:value-type="float">
            <text:p>642</text:p>
          </table:table-cell>
          <table:table-cell table:formula="of:=MIN(MAX([.D12];[.D11])+[.E33];MAX([.C12];[.D12])+[.D34])" office:value-type="float" office:value="665" calcext:value-type="float">
            <text:p>665</text:p>
          </table:table-cell>
          <table:table-cell table:formula="of:=MIN(MAX([.E12];[.E11])+[.F33];MAX([.D12];[.E12])+[.E34])" office:value-type="float" office:value="688" calcext:value-type="float">
            <text:p>688</text:p>
          </table:table-cell>
          <table:table-cell table:formula="of:=MIN(MAX([.F12];[.F11])+[.G33];MAX([.E12];[.F12])+[.F34])" office:value-type="float" office:value="702" calcext:value-type="float">
            <text:p>702</text:p>
          </table:table-cell>
          <table:table-cell table:formula="of:=MIN(MAX([.G12];[.G11])+[.H33];MAX([.F12];[.G12])+[.G34])" office:value-type="float" office:value="765" calcext:value-type="float">
            <text:p>765</text:p>
          </table:table-cell>
          <table:table-cell table:formula="of:=MIN(MAX([.H12];[.H11])+[.I33];MAX([.G12];[.H12])+[.H34])" office:value-type="float" office:value="828" calcext:value-type="float">
            <text:p>828</text:p>
          </table:table-cell>
          <table:table-cell table:formula="of:=MIN(MAX([.I12];[.I11])+[.J33];MAX([.H12];[.I12])+[.I34])" office:value-type="float" office:value="849" calcext:value-type="float">
            <text:p>849</text:p>
          </table:table-cell>
          <table:table-cell table:formula="of:=MIN(MAX([.J12];[.J11])+[.K33];MAX([.I12];[.J12])+[.J34])" office:value-type="float" office:value="804" calcext:value-type="float">
            <text:p>804</text:p>
          </table:table-cell>
          <table:table-cell table:formula="of:=MIN(MAX([.K12];[.K11])+[.L33];MAX([.J12];[.K12])+[.K34])" office:value-type="float" office:value="817" calcext:value-type="float">
            <text:p>817</text:p>
          </table:table-cell>
          <table:table-cell table:formula="of:=MIN(MAX([.L12];[.L11])+[.M33];MAX([.K12];[.L12])+[.L34])" office:value-type="float" office:value="830" calcext:value-type="float">
            <text:p>830</text:p>
          </table:table-cell>
          <table:table-cell table:formula="of:=MIN(MAX([.M12];[.M11])+[.N33];MAX([.L12];[.M12])+[.M34])" office:value-type="float" office:value="10835" calcext:value-type="float">
            <text:p>10835</text:p>
          </table:table-cell>
          <table:table-cell table:formula="of:=MIN(MAX([.N12];[.N11])+[.O33];MAX([.M12];[.N12])+[.N34])" office:value-type="float" office:value="1258" calcext:value-type="float">
            <text:p>1258</text:p>
          </table:table-cell>
          <table:table-cell table:formula="of:=MIN(MAX([.O12];[.O11])+[.P33];MAX([.N12];[.O12])+[.O34])" office:value-type="float" office:value="1212" calcext:value-type="float">
            <text:p>1212</text:p>
          </table:table-cell>
          <table:table-cell table:style-name="ce24" table:formula="of:=MIN(MAX([.P12];[.P11])+[.Q33];MAX([.O12];[.P12])+[.P34])" office:value-type="float" office:value="1293" calcext:value-type="float">
            <text:p>1293</text:p>
          </table:table-cell>
          <table:table-cell table:formula="of:=MIN(MAX([.Q12];[.Q11])+[.R33];MAX([.P12];[.Q12])+[.Q34])" office:value-type="float" office:value="1281" calcext:value-type="float">
            <text:p>1281</text:p>
          </table:table-cell>
          <table:table-cell table:formula="of:=MIN(MAX([.R12];[.R11])+[.S33];MAX([.Q12];[.R12])+[.R34])" office:value-type="float" office:value="1344" calcext:value-type="float">
            <text:p>1344</text:p>
          </table:table-cell>
          <table:table-cell table:formula="of:=MIN(MAX([.S12];[.S11])+[.T33];MAX([.R12];[.S12])+[.S34])" office:value-type="float" office:value="11193" calcext:value-type="float">
            <text:p>11193</text:p>
          </table:table-cell>
          <table:table-cell table:formula="of:=MIN(MAX([.T12];[.T11])+[.U33];MAX([.S12];[.T12])+[.T34])" office:value-type="float" office:value="1264" calcext:value-type="float">
            <text:p>1264</text:p>
          </table:table-cell>
          <table:table-cell table:style-name="ce24" table:formula="of:=MIN(MAX([.U12];[.U11])+[.V33];MAX([.T12];[.U12])+[.U34])" office:value-type="float" office:value="1361" calcext:value-type="float">
            <text:p>1361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13];[.B12])+[.C34]" office:value-type="float" office:value="794" calcext:value-type="float">
            <text:p>794</text:p>
          </table:table-cell>
          <table:table-cell table:formula="of:=MIN(MAX([.C13];[.C12])+[.D34];MAX([.B13];[.C13])+[.C35])" office:value-type="float" office:value="723" calcext:value-type="float">
            <text:p>723</text:p>
          </table:table-cell>
          <table:table-cell table:formula="of:=MIN(MAX([.D13];[.D12])+[.E34];MAX([.C13];[.D13])+[.D35])" office:value-type="float" office:value="717" calcext:value-type="float">
            <text:p>717</text:p>
          </table:table-cell>
          <table:table-cell table:formula="of:=MIN(MAX([.E13];[.E12])+[.F34];MAX([.D13];[.E13])+[.E35])" office:value-type="float" office:value="732" calcext:value-type="float">
            <text:p>732</text:p>
          </table:table-cell>
          <table:table-cell table:formula="of:=MIN(MAX([.F13];[.F12])+[.G34];MAX([.E13];[.F13])+[.F35])" office:value-type="float" office:value="716" calcext:value-type="float">
            <text:p>716</text:p>
          </table:table-cell>
          <table:table-cell table:formula="of:=MIN(MAX([.G13];[.G12])+[.H34];MAX([.F13];[.G13])+[.G35])" office:value-type="float" office:value="740" calcext:value-type="float">
            <text:p>740</text:p>
          </table:table-cell>
          <table:table-cell table:formula="of:=MIN(MAX([.H13];[.H12])+[.I34];MAX([.G13];[.H13])+[.H35])" office:value-type="float" office:value="783" calcext:value-type="float">
            <text:p>783</text:p>
          </table:table-cell>
          <table:table-cell table:formula="of:=MIN(MAX([.I13];[.I12])+[.J34];MAX([.H13];[.I13])+[.I35])" office:value-type="float" office:value="872" calcext:value-type="float">
            <text:p>872</text:p>
          </table:table-cell>
          <table:table-cell table:formula="of:=MIN(MAX([.J13];[.J12])+[.K34];MAX([.I13];[.J13])+[.J35])" office:value-type="float" office:value="875" calcext:value-type="float">
            <text:p>875</text:p>
          </table:table-cell>
          <table:table-cell table:formula="of:=MIN(MAX([.K13];[.K12])+[.L34];MAX([.J13];[.K13])+[.K35])" office:value-type="float" office:value="830" calcext:value-type="float">
            <text:p>830</text:p>
          </table:table-cell>
          <table:table-cell table:formula="of:=MIN(MAX([.L13];[.L12])+[.M34];MAX([.K13];[.L13])+[.L35])" office:value-type="float" office:value="926" calcext:value-type="float">
            <text:p>926</text:p>
          </table:table-cell>
          <table:table-cell table:formula="of:=MIN(MAX([.M13];[.M12])+[.N34];MAX([.L13];[.M13])+[.M35])" office:value-type="float" office:value="10927" calcext:value-type="float">
            <text:p>10927</text:p>
          </table:table-cell>
          <table:table-cell table:formula="of:=MIN(MAX([.N13];[.N12])+[.O34];MAX([.M13];[.N13])+[.N35])" office:value-type="float" office:value="1278" calcext:value-type="float">
            <text:p>1278</text:p>
          </table:table-cell>
          <table:table-cell table:formula="of:=MIN(MAX([.O13];[.O12])+[.P34];MAX([.N13];[.O13])+[.O35])" office:value-type="float" office:value="1275" calcext:value-type="float">
            <text:p>1275</text:p>
          </table:table-cell>
          <table:table-cell table:style-name="ce24" table:formula="of:=MIN(MAX([.P13];[.P12])+[.Q34];MAX([.O13];[.P13])+[.P35])" office:value-type="float" office:value="1365" calcext:value-type="float">
            <text:p>1365</text:p>
          </table:table-cell>
          <table:table-cell table:formula="of:=MIN(MAX([.Q13];[.Q12])+[.R34];MAX([.P13];[.Q13])+[.Q35])" office:value-type="float" office:value="1348" calcext:value-type="float">
            <text:p>1348</text:p>
          </table:table-cell>
          <table:table-cell table:formula="of:=MIN(MAX([.R13];[.R12])+[.S34];MAX([.Q13];[.R13])+[.R35])" office:value-type="float" office:value="1416" calcext:value-type="float">
            <text:p>1416</text:p>
          </table:table-cell>
          <table:table-cell table:formula="of:=MIN(MAX([.S13];[.S12])+[.T34];MAX([.R13];[.S13])+[.S35])" office:value-type="float" office:value="11417" calcext:value-type="float">
            <text:p>11417</text:p>
          </table:table-cell>
          <table:table-cell table:formula="of:=MIN(MAX([.T13];[.T12])+[.U34];MAX([.S13];[.T13])+[.T35])" office:value-type="float" office:value="1363" calcext:value-type="float">
            <text:p>1363</text:p>
          </table:table-cell>
          <table:table-cell table:style-name="ce24" table:formula="of:=MIN(MAX([.U13];[.U12])+[.V34];MAX([.T13];[.U13])+[.U35])" office:value-type="float" office:value="1387" calcext:value-type="float">
            <text:p>1387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14];[.B13])+[.C35]" office:value-type="float" office:value="848" calcext:value-type="float">
            <text:p>848</text:p>
          </table:table-cell>
          <table:table-cell table:formula="of:=MIN(MAX([.C14];[.C13])+[.D35];MAX([.B14];[.C14])+[.C36])" office:value-type="float" office:value="819" calcext:value-type="float">
            <text:p>819</text:p>
          </table:table-cell>
          <table:table-cell table:formula="of:=MIN(MAX([.D14];[.D13])+[.E35];MAX([.C14];[.D14])+[.D36])" office:value-type="float" office:value="779" calcext:value-type="float">
            <text:p>779</text:p>
          </table:table-cell>
          <table:table-cell table:formula="of:=MIN(MAX([.E14];[.E13])+[.F35];MAX([.D14];[.E14])+[.E36])" office:value-type="float" office:value="776" calcext:value-type="float">
            <text:p>776</text:p>
          </table:table-cell>
          <table:table-cell table:formula="of:=MIN(MAX([.F14];[.F13])+[.G35];MAX([.E14];[.F14])+[.F36])" office:value-type="float" office:value="763" calcext:value-type="float">
            <text:p>763</text:p>
          </table:table-cell>
          <table:table-cell table:formula="of:=MIN(MAX([.G14];[.G13])+[.H35];MAX([.F14];[.G14])+[.G36])" office:value-type="float" office:value="794" calcext:value-type="float">
            <text:p>794</text:p>
          </table:table-cell>
          <table:table-cell table:formula="of:=MIN(MAX([.H14];[.H13])+[.I35];MAX([.G14];[.H14])+[.H36])" office:value-type="float" office:value="826" calcext:value-type="float">
            <text:p>826</text:p>
          </table:table-cell>
          <table:table-cell table:formula="of:=MIN(MAX([.I14];[.I13])+[.J35];MAX([.H14];[.I14])+[.I36])" office:value-type="float" office:value="898" calcext:value-type="float">
            <text:p>898</text:p>
          </table:table-cell>
          <table:table-cell table:formula="of:=MIN(MAX([.J14];[.J13])+[.K35];MAX([.I14];[.J14])+[.J36])" office:value-type="float" office:value="946" calcext:value-type="float">
            <text:p>946</text:p>
          </table:table-cell>
          <table:table-cell table:formula="of:=MIN(MAX([.K14];[.K13])+[.L35];MAX([.J14];[.K14])+[.K36])" office:value-type="float" office:value="859" calcext:value-type="float">
            <text:p>859</text:p>
          </table:table-cell>
          <table:table-cell table:formula="of:=MIN(MAX([.L14];[.L13])+[.M35];MAX([.K14];[.L14])+[.L36])" office:value-type="float" office:value="888" calcext:value-type="float">
            <text:p>888</text:p>
          </table:table-cell>
          <table:table-cell table:formula="of:=MIN(MAX([.M14];[.M13])+[.N35];MAX([.L14];[.M14])+[.M36])" office:value-type="float" office:value="10889" calcext:value-type="float">
            <text:p>10889</text:p>
          </table:table-cell>
          <table:table-cell table:formula="of:=MIN(MAX([.N14];[.N13])+[.O35];MAX([.M14];[.N14])+[.N36])" office:value-type="float" office:value="1286" calcext:value-type="float">
            <text:p>1286</text:p>
          </table:table-cell>
          <table:table-cell table:formula="of:=MIN(MAX([.O14];[.O13])+[.P35];MAX([.N14];[.O14])+[.O36])" office:value-type="float" office:value="1356" calcext:value-type="float">
            <text:p>1356</text:p>
          </table:table-cell>
          <table:table-cell table:style-name="ce24" table:formula="of:=MIN(MAX([.P14];[.P13])+[.Q35];MAX([.O14];[.P14])+[.P36])" office:value-type="float" office:value="1437" calcext:value-type="float">
            <text:p>1437</text:p>
          </table:table-cell>
          <table:table-cell table:formula="of:=MIN(MAX([.Q14];[.Q13])+[.R35];MAX([.P14];[.Q14])+[.Q36])" office:value-type="float" office:value="1415" calcext:value-type="float">
            <text:p>1415</text:p>
          </table:table-cell>
          <table:table-cell table:formula="of:=MIN(MAX([.R14];[.R13])+[.S35];MAX([.Q14];[.R14])+[.R36])" office:value-type="float" office:value="1451" calcext:value-type="float">
            <text:p>1451</text:p>
          </table:table-cell>
          <table:table-cell table:formula="of:=MIN(MAX([.S14];[.S13])+[.T35];MAX([.R14];[.S14])+[.S36])" office:value-type="float" office:value="11453" calcext:value-type="float">
            <text:p>11453</text:p>
          </table:table-cell>
          <table:table-cell table:formula="of:=MIN(MAX([.T14];[.T13])+[.U35];MAX([.S14];[.T14])+[.T36])" office:value-type="float" office:value="1438" calcext:value-type="float">
            <text:p>1438</text:p>
          </table:table-cell>
          <table:table-cell table:style-name="ce24" table:formula="of:=MIN(MAX([.U14];[.U13])+[.V35];MAX([.T14];[.U14])+[.U36])" office:value-type="float" office:value="1420" calcext:value-type="float">
            <text:p>1420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15];[.B14])+[.C36]" office:value-type="float" office:value="902" calcext:value-type="float">
            <text:p>902</text:p>
          </table:table-cell>
          <table:table-cell table:formula="of:=MIN(MAX([.C15];[.C14])+[.D36];MAX([.B15];[.C15])+[.C37])" office:value-type="float" office:value="915" calcext:value-type="float">
            <text:p>915</text:p>
          </table:table-cell>
          <table:table-cell table:formula="of:=MIN(MAX([.D15];[.D14])+[.E36];MAX([.C15];[.D15])+[.D37])" office:value-type="float" office:value="841" calcext:value-type="float">
            <text:p>841</text:p>
          </table:table-cell>
          <table:table-cell table:formula="of:=MIN(MAX([.E15];[.E14])+[.F36];MAX([.D15];[.E15])+[.E37])" office:value-type="float" office:value="779" calcext:value-type="float">
            <text:p>779</text:p>
          </table:table-cell>
          <table:table-cell table:formula="of:=MIN(MAX([.F15];[.F14])+[.G36];MAX([.E15];[.F15])+[.F37])" office:value-type="float" office:value="825" calcext:value-type="float">
            <text:p>825</text:p>
          </table:table-cell>
          <table:table-cell table:formula="of:=MIN(MAX([.G15];[.G14])+[.H36];MAX([.F15];[.G15])+[.G37])" office:value-type="float" office:value="848" calcext:value-type="float">
            <text:p>848</text:p>
          </table:table-cell>
          <table:table-cell table:formula="of:=MIN(MAX([.H15];[.H14])+[.I36];MAX([.G15];[.H15])+[.H37])" office:value-type="float" office:value="897" calcext:value-type="float">
            <text:p>897</text:p>
          </table:table-cell>
          <table:table-cell table:formula="of:=MIN(MAX([.I15];[.I14])+[.J36];MAX([.H15];[.I15])+[.I37])" office:value-type="float" office:value="10897" calcext:value-type="float">
            <text:p>10897</text:p>
          </table:table-cell>
          <table:table-cell table:formula="of:=MIN(MAX([.J15];[.J14])+[.K36];MAX([.I15];[.J15])+[.J37])" office:value-type="float" office:value="988" calcext:value-type="float">
            <text:p>988</text:p>
          </table:table-cell>
          <table:table-cell table:formula="of:=MIN(MAX([.K15];[.K14])+[.L36];MAX([.J15];[.K15])+[.K37])" office:value-type="float" office:value="902" calcext:value-type="float">
            <text:p>902</text:p>
          </table:table-cell>
          <table:table-cell table:formula="of:=MIN(MAX([.L15];[.L14])+[.M36];MAX([.K15];[.L15])+[.L37])" office:value-type="float" office:value="952" calcext:value-type="float">
            <text:p>952</text:p>
          </table:table-cell>
          <table:table-cell table:formula="of:=MIN(MAX([.M15];[.M14])+[.N36];MAX([.L15];[.M15])+[.M37])" office:value-type="float" office:value="1039" calcext:value-type="float">
            <text:p>1039</text:p>
          </table:table-cell>
          <table:table-cell table:formula="of:=MIN(MAX([.N15];[.N14])+[.O36];MAX([.M15];[.N15])+[.N37])" office:value-type="float" office:value="1126" calcext:value-type="float">
            <text:p>1126</text:p>
          </table:table-cell>
          <table:table-cell table:formula="of:=MIN(MAX([.O15];[.O14])+[.P36];MAX([.N15];[.O15])+[.O37])" office:value-type="float" office:value="1197" calcext:value-type="float">
            <text:p>1197</text:p>
          </table:table-cell>
          <table:table-cell table:style-name="ce24" table:formula="of:=MIN(MAX([.P15];[.P14])+[.Q36];MAX([.O15];[.P15])+[.P37])" office:value-type="float" office:value="1256" calcext:value-type="float">
            <text:p>1256</text:p>
          </table:table-cell>
          <table:table-cell table:formula="of:=MIN(MAX([.Q15];[.Q14])+[.R36];MAX([.P15];[.Q15])+[.Q37])" office:value-type="float" office:value="11257" calcext:value-type="float">
            <text:p>11257</text:p>
          </table:table-cell>
          <table:table-cell table:formula="of:=MIN(MAX([.R15];[.R14])+[.S36];MAX([.Q15];[.R15])+[.R37])" office:value-type="float" office:value="11453" calcext:value-type="float">
            <text:p>11453</text:p>
          </table:table-cell>
          <table:table-cell table:formula="of:=MIN(MAX([.S15];[.S14])+[.T36];MAX([.R15];[.S15])+[.S37])" office:value-type="float" office:value="21456" calcext:value-type="float">
            <text:p>21456</text:p>
          </table:table-cell>
          <table:table-cell table:formula="of:=MIN(MAX([.T15];[.T14])+[.U36];MAX([.S15];[.T15])+[.T37])" office:value-type="float" office:value="1513" calcext:value-type="float">
            <text:p>1513</text:p>
          </table:table-cell>
          <table:table-cell table:style-name="ce24" table:formula="of:=MIN(MAX([.U15];[.U14])+[.V36];MAX([.T15];[.U15])+[.U37])" office:value-type="float" office:value="1477" calcext:value-type="float">
            <text:p>1477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16];[.B15])+[.C37]" office:value-type="float" office:value="976" calcext:value-type="float">
            <text:p>976</text:p>
          </table:table-cell>
          <table:table-cell table:formula="of:=MIN(MAX([.C16];[.C15])+[.D37];MAX([.B16];[.C16])+[.C38])" office:value-type="float" office:value="1007" calcext:value-type="float">
            <text:p>1007</text:p>
          </table:table-cell>
          <table:table-cell table:formula="of:=MIN(MAX([.D16];[.D15])+[.E37];MAX([.C16];[.D16])+[.D38])" office:value-type="float" office:value="904" calcext:value-type="float">
            <text:p>904</text:p>
          </table:table-cell>
          <table:table-cell table:formula="of:=MIN(MAX([.E16];[.E15])+[.F37];MAX([.D16];[.E16])+[.E38])" office:value-type="float" office:value="837" calcext:value-type="float">
            <text:p>837</text:p>
          </table:table-cell>
          <table:table-cell table:formula="of:=MIN(MAX([.F16];[.F15])+[.G37];MAX([.E16];[.F16])+[.F38])" office:value-type="float" office:value="887" calcext:value-type="float">
            <text:p>887</text:p>
          </table:table-cell>
          <table:table-cell table:formula="of:=MIN(MAX([.G16];[.G15])+[.H37];MAX([.F16];[.G16])+[.G38])" office:value-type="float" office:value="923" calcext:value-type="float">
            <text:p>923</text:p>
          </table:table-cell>
          <table:table-cell table:formula="of:=MIN(MAX([.H16];[.H15])+[.I37];MAX([.G16];[.H16])+[.H38])" office:value-type="float" office:value="992" calcext:value-type="float">
            <text:p>992</text:p>
          </table:table-cell>
          <table:table-cell table:formula="of:=MIN(MAX([.I16];[.I15])+[.J37];MAX([.H16];[.I16])+[.I38])" office:value-type="float" office:value="10993" calcext:value-type="float">
            <text:p>10993</text:p>
          </table:table-cell>
          <table:table-cell table:formula="of:=MIN(MAX([.J16];[.J15])+[.K37];MAX([.I16];[.J16])+[.J38])" office:value-type="float" office:value="1030" calcext:value-type="float">
            <text:p>1030</text:p>
          </table:table-cell>
          <table:table-cell table:formula="of:=MIN(MAX([.K16];[.K15])+[.L37];MAX([.J16];[.K16])+[.K38])" office:value-type="float" office:value="974" calcext:value-type="float">
            <text:p>974</text:p>
          </table:table-cell>
          <table:table-cell table:formula="of:=MIN(MAX([.L16];[.L15])+[.M37];MAX([.K16];[.L16])+[.L38])" office:value-type="float" office:value="1016" calcext:value-type="float">
            <text:p>1016</text:p>
          </table:table-cell>
          <table:table-cell table:formula="of:=MIN(MAX([.M16];[.M15])+[.N37];MAX([.L16];[.M16])+[.M38])" office:value-type="float" office:value="1088" calcext:value-type="float">
            <text:p>1088</text:p>
          </table:table-cell>
          <table:table-cell table:formula="of:=MIN(MAX([.N16];[.N15])+[.O37];MAX([.M16];[.N16])+[.N38])" office:value-type="float" office:value="1183" calcext:value-type="float">
            <text:p>1183</text:p>
          </table:table-cell>
          <table:table-cell table:formula="of:=MIN(MAX([.O16];[.O15])+[.P37];MAX([.N16];[.O16])+[.O38])" office:value-type="float" office:value="1278" calcext:value-type="float">
            <text:p>1278</text:p>
          </table:table-cell>
          <table:table-cell table:style-name="ce24" table:formula="of:=MIN(MAX([.P16];[.P15])+[.Q37];MAX([.O16];[.P16])+[.P38])" office:value-type="float" office:value="1351" calcext:value-type="float">
            <text:p>1351</text:p>
          </table:table-cell>
          <table:table-cell table:formula="of:=MIN(MAX([.Q16];[.Q15])+[.R37];MAX([.P16];[.Q16])+[.Q38])" office:value-type="float" office:value="1446" calcext:value-type="float">
            <text:p>1446</text:p>
          </table:table-cell>
          <table:table-cell table:formula="of:=MIN(MAX([.R16];[.R15])+[.S37];MAX([.Q16];[.R16])+[.R38])" office:value-type="float" office:value="1544" calcext:value-type="float">
            <text:p>1544</text:p>
          </table:table-cell>
          <table:table-cell table:formula="of:=MIN(MAX([.S16];[.S15])+[.T37];MAX([.R16];[.S16])+[.S38])" office:value-type="float" office:value="11548" calcext:value-type="float">
            <text:p>11548</text:p>
          </table:table-cell>
          <table:table-cell table:formula="of:=MIN(MAX([.T16];[.T15])+[.U37];MAX([.S16];[.T16])+[.T38])" office:value-type="float" office:value="1601" calcext:value-type="float">
            <text:p>1601</text:p>
          </table:table-cell>
          <table:table-cell table:style-name="ce24" table:formula="of:=MIN(MAX([.U16];[.U15])+[.V37];MAX([.T16];[.U16])+[.U38])" office:value-type="float" office:value="1566" calcext:value-type="float">
            <text:p>1566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17];[.B16])+[.C38]" office:value-type="float" office:value="1050" calcext:value-type="float">
            <text:p>1050</text:p>
          </table:table-cell>
          <table:table-cell table:formula="of:=MIN(MAX([.C17];[.C16])+[.D38];MAX([.B17];[.C17])+[.C39])" office:value-type="float" office:value="1052" calcext:value-type="float">
            <text:p>1052</text:p>
          </table:table-cell>
          <table:table-cell table:formula="of:=MIN(MAX([.D17];[.D16])+[.E38];MAX([.C17];[.D17])+[.D39])" office:value-type="float" office:value="969" calcext:value-type="float">
            <text:p>969</text:p>
          </table:table-cell>
          <table:table-cell table:formula="of:=MIN(MAX([.E17];[.E16])+[.F38];MAX([.D17];[.E17])+[.E39])" office:value-type="float" office:value="895" calcext:value-type="float">
            <text:p>895</text:p>
          </table:table-cell>
          <table:table-cell table:formula="of:=MIN(MAX([.F17];[.F16])+[.G38];MAX([.E17];[.F17])+[.F39])" office:value-type="float" office:value="912" calcext:value-type="float">
            <text:p>912</text:p>
          </table:table-cell>
          <table:table-cell table:formula="of:=MIN(MAX([.G17];[.G16])+[.H38];MAX([.F17];[.G17])+[.G39])" office:value-type="float" office:value="10912" calcext:value-type="float">
            <text:p>10912</text:p>
          </table:table-cell>
          <table:table-cell table:formula="of:=MIN(MAX([.H17];[.H16])+[.I38];MAX([.G17];[.H17])+[.H39])" office:value-type="float" office:value="10993" calcext:value-type="float">
            <text:p>10993</text:p>
          </table:table-cell>
          <table:table-cell table:formula="of:=MIN(MAX([.I17];[.I16])+[.J38];MAX([.H17];[.I17])+[.I39])" office:value-type="float" office:value="20995" calcext:value-type="float">
            <text:p>20995</text:p>
          </table:table-cell>
          <table:table-cell table:formula="of:=MIN(MAX([.J17];[.J16])+[.K38];MAX([.I17];[.J17])+[.J39])" office:value-type="float" office:value="1099" calcext:value-type="float">
            <text:p>1099</text:p>
          </table:table-cell>
          <table:table-cell table:formula="of:=MIN(MAX([.K17];[.K16])+[.L38];MAX([.J17];[.K17])+[.K39])" office:value-type="float" office:value="1046" calcext:value-type="float">
            <text:p>1046</text:p>
          </table:table-cell>
          <table:table-cell table:formula="of:=MIN(MAX([.L17];[.L16])+[.M38];MAX([.K17];[.L17])+[.L39])" office:value-type="float" office:value="1077" calcext:value-type="float">
            <text:p>1077</text:p>
          </table:table-cell>
          <table:table-cell table:formula="of:=MIN(MAX([.M17];[.M16])+[.N38];MAX([.L17];[.M17])+[.M39])" office:value-type="float" office:value="1138" calcext:value-type="float">
            <text:p>1138</text:p>
          </table:table-cell>
          <table:table-cell table:formula="of:=MIN(MAX([.N17];[.N16])+[.O38];MAX([.M17];[.N17])+[.N39])" office:value-type="float" office:value="1208" calcext:value-type="float">
            <text:p>1208</text:p>
          </table:table-cell>
          <table:table-cell table:formula="of:=MIN(MAX([.O17];[.O16])+[.P38];MAX([.N17];[.O17])+[.O39])" office:value-type="float" office:value="1278" calcext:value-type="float">
            <text:p>1278</text:p>
          </table:table-cell>
          <table:table-cell table:style-name="ce24" table:formula="of:=MIN(MAX([.P17];[.P16])+[.Q38];MAX([.O17];[.P17])+[.P39])" office:value-type="float" office:value="1354" calcext:value-type="float">
            <text:p>1354</text:p>
          </table:table-cell>
          <table:table-cell table:formula="of:=MIN(MAX([.Q17];[.Q16])+[.R38];MAX([.P17];[.Q17])+[.Q39])" office:value-type="float" office:value="1430" calcext:value-type="float">
            <text:p>1430</text:p>
          </table:table-cell>
          <table:table-cell table:formula="of:=MIN(MAX([.R17];[.R16])+[.S38];MAX([.Q17];[.R17])+[.R39])" office:value-type="float" office:value="1500" calcext:value-type="float">
            <text:p>1500</text:p>
          </table:table-cell>
          <table:table-cell table:formula="of:=MIN(MAX([.S17];[.S16])+[.T38];MAX([.R17];[.S17])+[.S39])" office:value-type="float" office:value="11505" calcext:value-type="float">
            <text:p>11505</text:p>
          </table:table-cell>
          <table:table-cell table:formula="of:=MIN(MAX([.T17];[.T16])+[.U38];MAX([.S17];[.T17])+[.T39])" office:value-type="float" office:value="1689" calcext:value-type="float">
            <text:p>1689</text:p>
          </table:table-cell>
          <table:table-cell table:style-name="ce24" table:formula="of:=MIN(MAX([.U17];[.U16])+[.V38];MAX([.T17];[.U17])+[.U39])" office:value-type="float" office:value="1655" calcext:value-type="float">
            <text:p>1655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18];[.B17])+[.C39]" office:value-type="float" office:value="1095" calcext:value-type="float">
            <text:p>1095</text:p>
          </table:table-cell>
          <table:table-cell table:formula="of:=MIN(MAX([.C18];[.C17])+[.D39];MAX([.B18];[.C18])+[.C40])" office:value-type="float" office:value="1105" calcext:value-type="float">
            <text:p>1105</text:p>
          </table:table-cell>
          <table:table-cell table:formula="of:=MIN(MAX([.D18];[.D17])+[.E39];MAX([.C18];[.D18])+[.D40])" office:value-type="float" office:value="1034" calcext:value-type="float">
            <text:p>1034</text:p>
          </table:table-cell>
          <table:table-cell table:formula="of:=MIN(MAX([.E18];[.E17])+[.F39];MAX([.D18];[.E18])+[.E40])" office:value-type="float" office:value="989" calcext:value-type="float">
            <text:p>989</text:p>
          </table:table-cell>
          <table:table-cell table:formula="of:=MIN(MAX([.F18];[.F17])+[.G39];MAX([.E18];[.F18])+[.F40])" office:value-type="float" office:value="929" calcext:value-type="float">
            <text:p>929</text:p>
          </table:table-cell>
          <table:table-cell table:formula="of:=MIN(MAX([.G18];[.G17])+[.H39];MAX([.F18];[.G18])+[.G40])" office:value-type="float" office:value="987" calcext:value-type="float">
            <text:p>987</text:p>
          </table:table-cell>
          <table:table-cell table:formula="of:=MIN(MAX([.H18];[.H17])+[.I39];MAX([.G18];[.H18])+[.H40])" office:value-type="float" office:value="1045" calcext:value-type="float">
            <text:p>1045</text:p>
          </table:table-cell>
          <table:table-cell table:formula="of:=MIN(MAX([.I18];[.I17])+[.J39];MAX([.H18];[.I18])+[.I40])" office:value-type="float" office:value="11048" calcext:value-type="float">
            <text:p>11048</text:p>
          </table:table-cell>
          <table:table-cell table:formula="of:=MIN(MAX([.J18];[.J17])+[.K39];MAX([.I18];[.J18])+[.J40])" office:value-type="float" office:value="1181" calcext:value-type="float">
            <text:p>1181</text:p>
          </table:table-cell>
          <table:table-cell table:formula="of:=MIN(MAX([.K18];[.K17])+[.L39];MAX([.J18];[.K18])+[.K40])" office:value-type="float" office:value="1070" calcext:value-type="float">
            <text:p>1070</text:p>
          </table:table-cell>
          <table:table-cell table:formula="of:=MIN(MAX([.L18];[.L17])+[.M39];MAX([.K18];[.L18])+[.L40])" office:value-type="float" office:value="1103" calcext:value-type="float">
            <text:p>1103</text:p>
          </table:table-cell>
          <table:table-cell table:formula="of:=MIN(MAX([.M18];[.M17])+[.N39];MAX([.L18];[.M18])+[.M40])" office:value-type="float" office:value="1136" calcext:value-type="float">
            <text:p>1136</text:p>
          </table:table-cell>
          <table:table-cell table:formula="of:=MIN(MAX([.N18];[.N17])+[.O39];MAX([.M18];[.N18])+[.N40])" office:value-type="float" office:value="1194" calcext:value-type="float">
            <text:p>1194</text:p>
          </table:table-cell>
          <table:table-cell table:formula="of:=MIN(MAX([.O18];[.O17])+[.P39];MAX([.N18];[.O18])+[.O40])" office:value-type="float" office:value="1252" calcext:value-type="float">
            <text:p>1252</text:p>
          </table:table-cell>
          <table:table-cell table:style-name="ce24" table:formula="of:=MIN(MAX([.P18];[.P17])+[.Q39];MAX([.O18];[.P18])+[.P40])" office:value-type="float" office:value="1349" calcext:value-type="float">
            <text:p>1349</text:p>
          </table:table-cell>
          <table:table-cell table:formula="of:=MIN(MAX([.Q18];[.Q17])+[.R39];MAX([.P18];[.Q18])+[.Q40])" office:value-type="float" office:value="1446" calcext:value-type="float">
            <text:p>1446</text:p>
          </table:table-cell>
          <table:table-cell table:formula="of:=MIN(MAX([.R18];[.R17])+[.S39];MAX([.Q18];[.R18])+[.R40])" office:value-type="float" office:value="1519" calcext:value-type="float">
            <text:p>1519</text:p>
          </table:table-cell>
          <table:table-cell table:formula="of:=MIN(MAX([.S18];[.S17])+[.T39];MAX([.R18];[.S18])+[.S40])" office:value-type="float" office:value="11525" calcext:value-type="float">
            <text:p>11525</text:p>
          </table:table-cell>
          <table:table-cell table:formula="of:=MIN(MAX([.T18];[.T17])+[.U39];MAX([.S18];[.T18])+[.T40])" office:value-type="float" office:value="1755" calcext:value-type="float">
            <text:p>1755</text:p>
          </table:table-cell>
          <table:table-cell table:style-name="ce24" table:formula="of:=MIN(MAX([.U18];[.U17])+[.V39];MAX([.T18];[.U18])+[.U40])" office:value-type="float" office:value="1743" calcext:value-type="float">
            <text:p>1743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19];[.B18])+[.C40]" office:value-type="float" office:value="1141" calcext:value-type="float">
            <text:p>1141</text:p>
          </table:table-cell>
          <table:table-cell table:formula="of:=MIN(MAX([.C19];[.C18])+[.D40];MAX([.B19];[.C19])+[.C41])" office:value-type="float" office:value="1174" calcext:value-type="float">
            <text:p>1174</text:p>
          </table:table-cell>
          <table:table-cell table:formula="of:=MIN(MAX([.D19];[.D18])+[.E40];MAX([.C19];[.D19])+[.D41])" office:value-type="float" office:value="1114" calcext:value-type="float">
            <text:p>1114</text:p>
          </table:table-cell>
          <table:table-cell table:formula="of:=MIN(MAX([.E19];[.E18])+[.F40];MAX([.D19];[.E19])+[.E41])" office:value-type="float" office:value="1083" calcext:value-type="float">
            <text:p>1083</text:p>
          </table:table-cell>
          <table:table-cell table:formula="of:=MIN(MAX([.F19];[.F18])+[.G40];MAX([.E19];[.F19])+[.F41])" office:value-type="float" office:value="965" calcext:value-type="float">
            <text:p>965</text:p>
          </table:table-cell>
          <table:table-cell table:formula="of:=MIN(MAX([.G19];[.G18])+[.H40];MAX([.F19];[.G19])+[.G41])" office:value-type="float" office:value="1045" calcext:value-type="float">
            <text:p>1045</text:p>
          </table:table-cell>
          <table:table-cell table:formula="of:=MIN(MAX([.H19];[.H18])+[.I40];MAX([.G19];[.H19])+[.H41])" office:value-type="float" office:value="1069" calcext:value-type="float">
            <text:p>1069</text:p>
          </table:table-cell>
          <table:table-cell table:formula="of:=MIN(MAX([.I19];[.I18])+[.J40];MAX([.H19];[.I19])+[.I41])" office:value-type="float" office:value="11073" calcext:value-type="float">
            <text:p>11073</text:p>
          </table:table-cell>
          <table:table-cell table:formula="of:=MIN(MAX([.J19];[.J18])+[.K40];MAX([.I19];[.J19])+[.J41])" office:value-type="float" office:value="1263" calcext:value-type="float">
            <text:p>1263</text:p>
          </table:table-cell>
          <table:table-cell table:formula="of:=MIN(MAX([.K19];[.K18])+[.L40];MAX([.J19];[.K19])+[.K41])" office:value-type="float" office:value="1136" calcext:value-type="float">
            <text:p>1136</text:p>
          </table:table-cell>
          <table:table-cell table:formula="of:=MIN(MAX([.L19];[.L18])+[.M40];MAX([.K19];[.L19])+[.L41])" office:value-type="float" office:value="1162" calcext:value-type="float">
            <text:p>1162</text:p>
          </table:table-cell>
          <table:table-cell table:formula="of:=MIN(MAX([.M19];[.M18])+[.N40];MAX([.L19];[.M19])+[.M41])" office:value-type="float" office:value="1162" calcext:value-type="float">
            <text:p>1162</text:p>
          </table:table-cell>
          <table:table-cell table:formula="of:=MIN(MAX([.N19];[.N18])+[.O40];MAX([.M19];[.N19])+[.N41])" office:value-type="float" office:value="1226" calcext:value-type="float">
            <text:p>1226</text:p>
          </table:table-cell>
          <table:table-cell table:formula="of:=MIN(MAX([.O19];[.O18])+[.P40];MAX([.N19];[.O19])+[.O41])" office:value-type="float" office:value="1290" calcext:value-type="float">
            <text:p>1290</text:p>
          </table:table-cell>
          <table:table-cell table:style-name="ce24" table:formula="of:=MIN(MAX([.P19];[.P18])+[.Q40];MAX([.O19];[.P19])+[.P41])" office:value-type="float" office:value="1353" calcext:value-type="float">
            <text:p>1353</text:p>
          </table:table-cell>
          <table:table-cell table:formula="of:=MIN(MAX([.Q19];[.Q18])+[.R40];MAX([.P19];[.Q19])+[.Q41])" office:value-type="float" office:value="1400" calcext:value-type="float">
            <text:p>1400</text:p>
          </table:table-cell>
          <table:table-cell table:formula="of:=MIN(MAX([.R19];[.R18])+[.S40];MAX([.Q19];[.R19])+[.R41])" office:value-type="float" office:value="1457" calcext:value-type="float">
            <text:p>1457</text:p>
          </table:table-cell>
          <table:table-cell table:formula="of:=MIN(MAX([.S19];[.S18])+[.T40];MAX([.R19];[.S19])+[.S41])" office:value-type="float" office:value="1514" calcext:value-type="float">
            <text:p>1514</text:p>
          </table:table-cell>
          <table:table-cell table:formula="of:=MIN(MAX([.T19];[.T18])+[.U40];MAX([.S19];[.T19])+[.T41])" office:value-type="float" office:value="1559" calcext:value-type="float">
            <text:p>1559</text:p>
          </table:table-cell>
          <table:table-cell table:style-name="ce24" table:formula="of:=MIN(MAX([.U19];[.U18])+[.V40];MAX([.T19];[.U19])+[.U41])" office:value-type="float" office:value="1577" calcext:value-type="float">
            <text:p>1577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20];[.B19])+[.C41]" office:value-type="float" office:value="1187" calcext:value-type="float">
            <text:p>1187</text:p>
          </table:table-cell>
          <table:table-cell table:formula="of:=MIN(MAX([.C20];[.C19])+[.D41];MAX([.B20];[.C20])+[.C42])" office:value-type="float" office:value="1272" calcext:value-type="float">
            <text:p>1272</text:p>
          </table:table-cell>
          <table:table-cell table:formula="of:=MIN(MAX([.D20];[.D19])+[.E41];MAX([.C20];[.D20])+[.D42])" office:value-type="float" office:value="1194" calcext:value-type="float">
            <text:p>1194</text:p>
          </table:table-cell>
          <table:table-cell table:formula="of:=MIN(MAX([.E20];[.E19])+[.F41];MAX([.D20];[.E20])+[.E42])" office:value-type="float" office:value="1159" calcext:value-type="float">
            <text:p>1159</text:p>
          </table:table-cell>
          <table:table-cell table:formula="of:=MIN(MAX([.F20];[.F19])+[.G41];MAX([.E20];[.F20])+[.F42])" office:value-type="float" office:value="1025" calcext:value-type="float">
            <text:p>1025</text:p>
          </table:table-cell>
          <table:table-cell table:formula="of:=MIN(MAX([.G20];[.G19])+[.H41];MAX([.F20];[.G20])+[.G42])" office:value-type="float" office:value="1085" calcext:value-type="float">
            <text:p>1085</text:p>
          </table:table-cell>
          <table:table-cell table:formula="of:=MIN(MAX([.H20];[.H19])+[.I41];MAX([.G20];[.H20])+[.H42])" office:value-type="float" office:value="1165" calcext:value-type="float">
            <text:p>1165</text:p>
          </table:table-cell>
          <table:table-cell table:formula="of:=MIN(MAX([.I20];[.I19])+[.J41];MAX([.H20];[.I20])+[.I42])" office:value-type="float" office:value="1261" calcext:value-type="float">
            <text:p>1261</text:p>
          </table:table-cell>
          <table:table-cell table:formula="of:=MIN(MAX([.J20];[.J19])+[.K41];MAX([.I20];[.J20])+[.J42])" office:value-type="float" office:value="1305" calcext:value-type="float">
            <text:p>1305</text:p>
          </table:table-cell>
          <table:table-cell table:formula="of:=MIN(MAX([.K20];[.K19])+[.L41];MAX([.J20];[.K20])+[.K42])" office:value-type="float" office:value="1202" calcext:value-type="float">
            <text:p>1202</text:p>
          </table:table-cell>
          <table:table-cell table:formula="of:=MIN(MAX([.L20];[.L19])+[.M41];MAX([.K20];[.L20])+[.L42])" office:value-type="float" office:value="1221" calcext:value-type="float">
            <text:p>1221</text:p>
          </table:table-cell>
          <table:table-cell table:formula="of:=MIN(MAX([.M20];[.M19])+[.N41];MAX([.L20];[.M20])+[.M42])" office:value-type="float" office:value="1188" calcext:value-type="float">
            <text:p>1188</text:p>
          </table:table-cell>
          <table:table-cell table:formula="of:=MIN(MAX([.N20];[.N19])+[.O41];MAX([.M20];[.N20])+[.N42])" office:value-type="float" office:value="1237" calcext:value-type="float">
            <text:p>1237</text:p>
          </table:table-cell>
          <table:table-cell table:formula="of:=MIN(MAX([.O20];[.O19])+[.P41];MAX([.N20];[.O20])+[.O42])" office:value-type="float" office:value="1286" calcext:value-type="float">
            <text:p>1286</text:p>
          </table:table-cell>
          <table:table-cell table:style-name="ce24" table:formula="of:=MIN(MAX([.P20];[.P19])+[.Q41];MAX([.O20];[.P20])+[.P42])" office:value-type="float" office:value="1346" calcext:value-type="float">
            <text:p>1346</text:p>
          </table:table-cell>
          <table:table-cell table:formula="of:=MIN(MAX([.Q20];[.Q19])+[.R41];MAX([.P20];[.Q20])+[.Q42])" office:value-type="float" office:value="1434" calcext:value-type="float">
            <text:p>1434</text:p>
          </table:table-cell>
          <table:table-cell table:formula="of:=MIN(MAX([.R20];[.R19])+[.S41];MAX([.Q20];[.R20])+[.R42])" office:value-type="float" office:value="1522" calcext:value-type="float">
            <text:p>1522</text:p>
          </table:table-cell>
          <table:table-cell table:formula="of:=MIN(MAX([.S20];[.S19])+[.T41];MAX([.R20];[.S20])+[.S42])" office:value-type="float" office:value="1559" calcext:value-type="float">
            <text:p>1559</text:p>
          </table:table-cell>
          <table:table-cell table:formula="of:=MIN(MAX([.T20];[.T19])+[.U41];MAX([.S20];[.T20])+[.T42])" office:value-type="float" office:value="1640" calcext:value-type="float">
            <text:p>1640</text:p>
          </table:table-cell>
          <table:table-cell table:style-name="ce24" table:formula="of:=MIN(MAX([.U20];[.U19])+[.V41];MAX([.T20];[.U20])+[.U42])" office:value-type="float" office:value="1675" calcext:value-type="float">
            <text:p>1675</text:p>
          </table:table-cell>
          <table:table-cell table:number-columns-repeated="4"/>
          <table:table-cell table:style-name="Default" table:number-columns-repeated="16358"/>
        </table:table-row>
        <table:table-row table:style-name="ro3">
          <table:table-cell table:number-columns-repeated="2"/>
          <table:table-cell table:formula="of:=MAX([.B21];[.B20])+[.C42]" office:value-type="float" office:value="1211" calcext:value-type="float">
            <text:p>1211</text:p>
          </table:table-cell>
          <table:table-cell table:formula="of:=MIN(MAX([.C21];[.C20])+[.D42];MAX([.B21];[.C21])+[.C43])" office:value-type="float" office:value="1303" calcext:value-type="float">
            <text:p>1303</text:p>
          </table:table-cell>
          <table:table-cell table:formula="of:=MIN(MAX([.D21];[.D20])+[.E42];MAX([.C21];[.D21])+[.D43])" office:value-type="float" office:value="1229" calcext:value-type="float">
            <text:p>1229</text:p>
          </table:table-cell>
          <table:table-cell table:formula="of:=MIN(MAX([.E21];[.E20])+[.F42];MAX([.D21];[.E21])+[.E43])" office:value-type="float" office:value="1241" calcext:value-type="float">
            <text:p>1241</text:p>
          </table:table-cell>
          <table:table-cell table:formula="of:=MIN(MAX([.F21];[.F20])+[.G42];MAX([.E21];[.F21])+[.F43])" office:value-type="float" office:value="1085" calcext:value-type="float">
            <text:p>1085</text:p>
          </table:table-cell>
          <table:table-cell table:formula="of:=MIN(MAX([.G21];[.G20])+[.H42];MAX([.F21];[.G21])+[.G43])" office:value-type="float" office:value="1176" calcext:value-type="float">
            <text:p>1176</text:p>
          </table:table-cell>
          <table:table-cell table:formula="of:=MIN(MAX([.H21];[.H20])+[.I42];MAX([.G21];[.H21])+[.H43])" office:value-type="float" office:value="1261" calcext:value-type="float">
            <text:p>1261</text:p>
          </table:table-cell>
          <table:table-cell table:formula="of:=MIN(MAX([.I21];[.I20])+[.J42];MAX([.H21];[.I21])+[.I43])" office:value-type="float" office:value="1341" calcext:value-type="float">
            <text:p>1341</text:p>
          </table:table-cell>
          <table:table-cell table:formula="of:=MIN(MAX([.J21];[.J20])+[.K42];MAX([.I21];[.J21])+[.J43])" office:value-type="float" office:value="1350" calcext:value-type="float">
            <text:p>1350</text:p>
          </table:table-cell>
          <table:table-cell table:formula="of:=MIN(MAX([.K21];[.K20])+[.L42];MAX([.J21];[.K21])+[.K43])" office:value-type="float" office:value="1251" calcext:value-type="float">
            <text:p>1251</text:p>
          </table:table-cell>
          <table:table-cell table:formula="of:=MIN(MAX([.L21];[.L20])+[.M42];MAX([.K21];[.L21])+[.L43])" office:value-type="float" office:value="1281" calcext:value-type="float">
            <text:p>1281</text:p>
          </table:table-cell>
          <table:table-cell table:formula="of:=MIN(MAX([.M21];[.M20])+[.N42];MAX([.L21];[.M21])+[.M43])" office:value-type="float" office:value="1198" calcext:value-type="float">
            <text:p>1198</text:p>
          </table:table-cell>
          <table:table-cell table:formula="of:=MIN(MAX([.N21];[.N20])+[.O42];MAX([.M21];[.N21])+[.N43])" office:value-type="float" office:value="1277" calcext:value-type="float">
            <text:p>1277</text:p>
          </table:table-cell>
          <table:table-cell table:formula="of:=MIN(MAX([.O21];[.O20])+[.P42];MAX([.N21];[.O21])+[.O43])" office:value-type="float" office:value="1347" calcext:value-type="float">
            <text:p>1347</text:p>
          </table:table-cell>
          <table:table-cell table:style-name="ce24" table:formula="of:=MIN(MAX([.P21];[.P20])+[.Q42];MAX([.O21];[.P21])+[.P43])" office:value-type="float" office:value="1406" calcext:value-type="float">
            <text:p>1406</text:p>
          </table:table-cell>
          <table:table-cell table:formula="of:=MIN(MAX([.Q21];[.Q20])+[.R42];MAX([.P21];[.Q21])+[.Q43])" office:value-type="float" office:value="1490" calcext:value-type="float">
            <text:p>1490</text:p>
          </table:table-cell>
          <table:table-cell table:formula="of:=MIN(MAX([.R21];[.R20])+[.S42];MAX([.Q21];[.R21])+[.R43])" office:value-type="float" office:value="1574" calcext:value-type="float">
            <text:p>1574</text:p>
          </table:table-cell>
          <table:table-cell table:formula="of:=MIN(MAX([.S21];[.S20])+[.T42];MAX([.R21];[.S21])+[.S43])" office:value-type="float" office:value="1588" calcext:value-type="float">
            <text:p>1588</text:p>
          </table:table-cell>
          <table:table-cell table:formula="of:=MIN(MAX([.T21];[.T20])+[.U42];MAX([.S21];[.T21])+[.T43])" office:value-type="float" office:value="1610" calcext:value-type="float">
            <text:p>1610</text:p>
          </table:table-cell>
          <table:table-cell table:style-name="ce25" table:formula="of:=MIN(MAX([.U21];[.U20])+[.V42];MAX([.T21];[.U21])+[.U43])" office:value-type="float" office:value="1650" calcext:value-type="float">
            <text:p>1650</text:p>
          </table:table-cell>
          <table:table-cell table:number-columns-repeated="4"/>
          <table:table-cell table:style-name="Default" table:number-columns-repeated="16358"/>
        </table:table-row>
        <table:table-row table:style-name="ro1" table:number-rows-repeated="3">
          <table:table-cell table:number-columns-repeated="2"/>
          <table:table-cell table:style-name="Default" table:number-columns-repeated="14"/>
          <table:table-cell/>
          <table:table-cell table:style-name="Default" table:number-columns-repeated="4"/>
          <table:table-cell table:number-columns-repeated="5"/>
          <table:table-cell table:style-name="Default" table:number-columns-repeated="16358"/>
        </table:table-row>
        <table:table-row table:style-name="ro1">
          <table:table-cell table:number-columns-repeated="2"/>
          <table:table-cell table:style-name="Default" table:number-columns-repeated="14"/>
          <table:table-cell/>
          <table:table-cell table:style-name="Default" table:number-columns-repeated="4"/>
          <table:table-cell table:number-columns-repeated="5"/>
          <table:table-cell table:style-name="Default" table:number-columns-repeated="16358"/>
        </table:table-row>
        <calcext:conditional-formats>
          <calcext:conditional-format calcext:target-range-address="Лист1.D25:Лист1.V25 Лист1.D25:Лист1.D25 Лист1.C26:Лист1.V43 Лист1.E24:Лист1.V24">
            <calcext:condition calcext:apply-style-name="Bad" calcext:value="&gt;5000" calcext:base-cell-address="Лист1.C24"/>
          </calcext:conditional-format>
          <calcext:conditional-format calcext:target-range-address="Лист1.D24:Лист1.V24">
            <calcext:condition calcext:apply-style-name="Bad" calcext:value="&gt;5000" calcext:base-cell-address="Лист1.D24"/>
          </calcext:conditional-format>
          <calcext:conditional-format calcext:target-range-address="Лист1.C24:Лист1.C24">
            <calcext:condition calcext:apply-style-name="Bad" calcext:value="&gt;5000" calcext:base-cell-address="Лист1.C24"/>
          </calcext:conditional-format>
          <calcext:conditional-format calcext:target-range-address="Лист1.C25:Лист1.C43">
            <calcext:condition calcext:apply-style-name="Bad" calcext:value="&gt;5000" calcext:base-cell-address="Лист1.C25"/>
          </calcext:conditional-format>
        </calcext:conditional-formats>
      </table:table>
      <table:table table:name="Лист2" table:style-name="ta2">
        <table:table-column table:style-name="co5" table:default-cell-style-name="Default"/>
        <table:table-column table:style-name="co5" table:number-columns-repeated="16383"/>
        <table:table-row table:style-name="ro1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5" table:default-cell-style-name="Default"/>
        <table:table-column table:style-name="co5" table:number-columns-repeated="16383"/>
        <table:table-row table:style-name="ro1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.00.0000</text:date>, <text:time style:data-style-name="N2" text:time-value="19:38:24.73895954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2-11-18T14:08:53</meta:creation-date>
    <dc:date>2025-12-06T20:28:55.573124927</dc:date>
    <meta:generator>LibreOffice/25.8.3.2$Linux_X86_64 LibreOffice_project/5ee70f9e60a556cf41458d71cbfa54885591385a</meta:generator>
    <meta:editing-duration>PT12M55S</meta:editing-duration>
    <meta:editing-cycles>1</meta:editing-cycles>
    <meta:document-statistic meta:table-count="3" meta:cell-count="801" meta:object-count="0"/>
    <meta:user-defined meta:name="AppVersion">16.0300</meta:user-defined>
    <meta:user-defined meta:name="Company">FIPI</meta:user-defined>
  </office:meta>
</office:document-meta>
</file>